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2.828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.044cm"/>
    </style:style>
    <style:style style:name="co24" style:family="table-column">
      <style:table-column-properties fo:break-before="auto" style:column-width="3.306cm"/>
    </style:style>
    <style:style style:name="co25" style:family="table-column">
      <style:table-column-properties fo:break-before="auto" style:column-width="4.284cm"/>
    </style:style>
    <style:style style:name="co26" style:family="table-column">
      <style:table-column-properties fo:break-before="auto" style:column-width="1.653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1.679cm"/>
    </style:style>
    <style:style style:name="co29" style:family="table-column">
      <style:table-column-properties fo:break-before="auto" style:column-width="1.903cm"/>
    </style:style>
    <style:style style:name="co30" style:family="table-column">
      <style:table-column-properties fo:break-before="auto" style:column-width="7.98cm"/>
    </style:style>
    <style:style style:name="co31" style:family="table-column">
      <style:table-column-properties fo:break-before="auto" style:column-width="3.023cm"/>
    </style:style>
    <style:style style:name="co32" style:family="table-column">
      <style:table-column-properties fo:break-before="auto" style:column-width="3.136cm"/>
    </style:style>
    <style:style style:name="co33" style:family="table-column">
      <style:table-column-properties fo:break-before="auto" style:column-width="2.716cm"/>
    </style:style>
    <style:style style:name="co34" style:family="table-column">
      <style:table-column-properties fo:break-before="auto" style:column-width="3.16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legenda">
      <style:table-properties table:display="true" style:writing-mode="lr-tb"/>
    </style:style>
    <style:style style:name="ta3" style:family="table" style:master-page-name="PageStyle_5f_sessao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3">
        <office:forms form:automatic-focus="false" form:apply-design-mode="false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sess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agent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attr1</text:p>
          </table:table-cell>
          <table:table-cell table:style-name="ce12" office:value-type="string" calcext:value-type="string">
            <text:p>attr2</text:p>
          </table:table-cell>
          <table:table-cell table:style-name="ce12" office:value-type="string" calcext:value-type="string">
            <text:p>attr3</text:p>
          </table:table-cell>
          <table:table-cell table:style-name="ce12" office:value-type="string" calcext:value-type="string">
            <text:p>Função</text:p>
          </table:table-cell>
          <table:table-cell table:style-name="ce12" office:value-type="string" calcext:value-type="string">
            <text:p>Id função</text:p>
          </table:table-cell>
          <table:table-cell table:style-name="ce19" office:value-type="string" calcext:value-type="string">
            <text:p>attr1 label</text:p>
          </table:table-cell>
          <table:table-cell table:style-name="ce19" office:value-type="string" calcext:value-type="string">
            <text:p>attr2 label</text:p>
          </table:table-cell>
          <table:table-cell table:style-name="ce19" office:value-type="string" calcext:value-type="string">
            <text:p>attr3 label</text:p>
          </table:table-cell>
          <table:table-cell table:style-name="ce19" office:value-type="string" calcext:value-type="string">
            <text:p>Agente Label</text:p>
          </table:table-cell>
          <table:table-cell table:style-name="ce20" table:number-columns-repeated="9"/>
          <table:table-cell table:number-columns-repeated="41"/>
        </table:table-row>
        <table:table-row table:style-name="ro1">
          <table:table-cell table:style-name="ce2" office:value-type="float" office:value="317724" calcext:value-type="float">
            <text:p>3177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7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2];[$legenda.$A$2:.$K$20];2;0)" office:value-type="float" office:value="9" calcext:value-type="float">
            <text:p>9</text:p>
          </table:table-cell>
          <table:table-cell table:style-name="ce18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8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5" calcext:value-type="float">
            <text:p>3177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7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3];[$legenda.$A$2:.$K$20];2;0)" office:value-type="float" office:value="9" calcext:value-type="float">
            <text:p>9</text:p>
          </table:table-cell>
          <table:table-cell table:style-name="ce18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8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6" calcext:value-type="float">
            <text:p>3177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7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4];[$legenda.$A$2:.$K$20];2;0)" office:value-type="string" office:string-value="9.1" calcext:value-type="string">
            <text:p>9.1</text:p>
          </table:table-cell>
          <table:table-cell table:style-name="ce18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8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7" calcext:value-type="float">
            <text:p>3177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27" calcext:value-type="float">
            <text:p>327</text:p>
          </table:table-cell>
          <table:table-cell table:style-name="ce17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5];[$legenda.$A$2:.$K$20];2;0)" office:value-type="string" office:string-value="9.1" calcext:value-type="string">
            <text:p>9.1</text:p>
          </table:table-cell>
          <table:table-cell table:style-name="ce18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8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8" calcext:value-type="float">
            <text:p>3177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6];[$legenda.$A$2:.$K$20];3;0)&amp;&quot;(&quot;&amp;[.K6]&amp;&quot; &quot;&amp;[.L6]&amp;&quot; &quot;&amp;[.M6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6];[$legenda.$A$2:.$K$20];2;0)" office:value-type="float" office:value="7" calcext:value-type="float">
            <text:p>7</text:p>
          </table:table-cell>
          <table:table-cell table:style-name="ce18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6];[$legenda.$A$2:.$K$20];10;0)&lt;&gt;&quot;vazio&quot;;VLOOKUP([.$C6];[$legenda.$A$2:.$K$20];10;0);&quot;&quot;)">
            <text:p/>
          </table:table-cell>
          <table:table-cell table:style-name="ce18" table:formula="of:=IF(VLOOKUP([.$C6];[$legenda.$A$2:.$K$20];11;0)&lt;&gt;&quot;vazio&quot;;VLOOKUP([.$C6];[$legenda.$A$2:.$K$20];11;0);&quot;&quot;)">
            <text:p/>
          </table:table-cell>
          <table:table-cell table:style-name="ce18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29" calcext:value-type="float">
            <text:p>3177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7];[$legenda.$A$2:.$K$20];2;0)" office:value-type="float" office:value="7" calcext:value-type="float">
            <text:p>7</text:p>
          </table:table-cell>
          <table:table-cell table:style-name="ce18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7];[$legenda.$A$2:.$K$20];10;0)&lt;&gt;&quot;vazio&quot;;VLOOKUP([.$C7];[$legenda.$A$2:.$K$20];10;0);&quot;&quot;)">
            <text:p/>
          </table:table-cell>
          <table:table-cell table:style-name="ce18" table:formula="of:=IF(VLOOKUP([.$C7];[$legenda.$A$2:.$K$20];11;0)&lt;&gt;&quot;vazio&quot;;VLOOKUP([.$C7];[$legenda.$A$2:.$K$20];11;0);&quot;&quot;)">
            <text:p/>
          </table:table-cell>
          <table:table-cell table:style-name="ce18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0" calcext:value-type="float">
            <text:p>3177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8];[$legenda.$A$2:.$K$20];3;0)&amp;&quot;(&quot;&amp;[.K8]&amp;&quot; &quot;&amp;[.L8]&amp;&quot; &quot;&amp;[.M8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8];[$legenda.$A$2:.$K$20];2;0)" office:value-type="float" office:value="10" calcext:value-type="float">
            <text:p>10</text:p>
          </table:table-cell>
          <table:table-cell table:style-name="ce18" table:formula="of:=IF(VLOOKUP([.$C8];[$legenda.$A$2:.$K$20];9;0)&lt;&gt;&quot;vazio&quot;;VLOOKUP([.$C8];[$legenda.$A$2:.$K$20];9;0);&quot;&quot;)">
            <text:p/>
          </table:table-cell>
          <table:table-cell table:style-name="ce18" table:formula="of:=IF(VLOOKUP([.$C8];[$legenda.$A$2:.$K$20];10;0)&lt;&gt;&quot;vazio&quot;;VLOOKUP([.$C8];[$legenda.$A$2:.$K$20];10;0);&quot;&quot;)">
            <text:p/>
          </table:table-cell>
          <table:table-cell table:style-name="ce18" table:formula="of:=IF(VLOOKUP([.$C8];[$legenda.$A$2:.$K$20];11;0)&lt;&gt;&quot;vazio&quot;;VLOOKUP([.$C8];[$legenda.$A$2:.$K$20];11;0);&quot;&quot;)">
            <text:p/>
          </table:table-cell>
          <table:table-cell table:style-name="ce18" table:formula="of:=IF(VLOOKUP([.$C8];[$legenda.$A$2:.$K$20];7;0)&lt;&gt;&quot;vazio&quot;;VLOOKUP([.$C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1" calcext:value-type="float">
            <text:p>3177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28" calcext:value-type="float">
            <text:p>228</text:p>
          </table:table-cell>
          <table:table-cell table:style-name="ce17" table:formula="of:=VLOOKUP([.C9];[$legenda.$A$2:.$K$20];3;0)&amp;&quot;(&quot;&amp;[.K9]&amp;&quot; &quot;&amp;[.L9]&amp;&quot; &quot;&amp;[.M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9];[$legenda.$A$2:.$K$20];2;0)" office:value-type="float" office:value="18" calcext:value-type="float">
            <text:p>18</text:p>
          </table:table-cell>
          <table:table-cell table:style-name="ce18" table:formula="of:=IF(VLOOKUP([.$C9];[$legenda.$A$2:.$K$20];9;0)&lt;&gt;&quot;vazio&quot;;VLOOKUP([.$C9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9];[$legenda.$A$2:.$K$20];10;0)&lt;&gt;&quot;vazio&quot;;VLOOKUP([.$C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];[$legenda.$A$2:.$K$20];7;0)&lt;&gt;&quot;vazio&quot;;VLOOKUP([.$C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2" calcext:value-type="float">
            <text:p>3177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10];[$legenda.$A$2:.$K$20];2;0)" office:value-type="float" office:value="9" calcext:value-type="float">
            <text:p>9</text:p>
          </table:table-cell>
          <table:table-cell table:style-name="ce18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8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3" calcext:value-type="float">
            <text:p>3177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7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11];[$legenda.$A$2:.$K$20];2;0)" office:value-type="float" office:value="9" calcext:value-type="float">
            <text:p>9</text:p>
          </table:table-cell>
          <table:table-cell table:style-name="ce18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8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34" calcext:value-type="float">
            <text:p>3177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12];[$legenda.$A$2:.$K$20];3;0)&amp;&quot;(&quot;&amp;[.K12]&amp;&quot; &quot;&amp;[.L12]&amp;&quot; &quot;&amp;[.M12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12];[$legenda.$A$2:.$K$20];2;0)" office:value-type="float" office:value="10" calcext:value-type="float">
            <text:p>10</text:p>
          </table:table-cell>
          <table:table-cell table:style-name="ce18" table:formula="of:=IF(VLOOKUP([.$C12];[$legenda.$A$2:.$K$20];9;0)&lt;&gt;&quot;vazio&quot;;VLOOKUP([.$C12];[$legenda.$A$2:.$K$20];9;0);&quot;&quot;)">
            <text:p/>
          </table:table-cell>
          <table:table-cell table:style-name="ce18" table:formula="of:=IF(VLOOKUP([.$C12];[$legenda.$A$2:.$K$20];10;0)&lt;&gt;&quot;vazio&quot;;VLOOKUP([.$C12];[$legenda.$A$2:.$K$20];10;0);&quot;&quot;)">
            <text:p/>
          </table:table-cell>
          <table:table-cell table:style-name="ce18" table:formula="of:=IF(VLOOKUP([.$C12];[$legenda.$A$2:.$K$20];11;0)&lt;&gt;&quot;vazio&quot;;VLOOKUP([.$C12];[$legenda.$A$2:.$K$20];11;0);&quot;&quot;)">
            <text:p/>
          </table:table-cell>
          <table:table-cell table:style-name="ce18" table:formula="of:=IF(VLOOKUP([.$C12];[$legenda.$A$2:.$K$20];7;0)&lt;&gt;&quot;vazio&quot;;VLOOKUP([.$C1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35" calcext:value-type="float">
            <text:p>3177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0" calcext:value-type="float">
            <text:p>220</text:p>
          </table:table-cell>
          <table:table-cell table:style-name="ce17" table:formula="of:=VLOOKUP([.C13];[$legenda.$A$2:.$K$20];3;0)&amp;&quot;(&quot;&amp;[.K13]&amp;&quot; &quot;&amp;[.L13]&amp;&quot; &quot;&amp;[.M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3];[$legenda.$A$2:.$K$20];2;0)" office:value-type="float" office:value="18" calcext:value-type="float">
            <text:p>18</text:p>
          </table:table-cell>
          <table:table-cell table:style-name="ce18" table:formula="of:=IF(VLOOKUP([.$C13];[$legenda.$A$2:.$K$20];9;0)&lt;&gt;&quot;vazio&quot;;VLOOKUP([.$C13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3];[$legenda.$A$2:.$K$20];10;0)&lt;&gt;&quot;vazio&quot;;VLOOKUP([.$C1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3];[$legenda.$A$2:.$K$20];7;0)&lt;&gt;&quot;vazio&quot;;VLOOKUP([.$C1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6" calcext:value-type="float">
            <text:p>3177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7" table:formula="of:=VLOOKUP([.C14];[$legenda.$A$2:.$K$20];3;0)&amp;&quot;(&quot;&amp;[.K14]&amp;&quot; &quot;&amp;[.L14]&amp;&quot; &quot;&amp;[.M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4];[$legenda.$A$2:.$K$20];2;0)" office:value-type="float" office:value="17" calcext:value-type="float">
            <text:p>17</text:p>
          </table:table-cell>
          <table:table-cell table:style-name="ce18" table:formula="of:=IF(VLOOKUP([.$C14];[$legenda.$A$2:.$K$20];9;0)&lt;&gt;&quot;vazio&quot;;VLOOKUP([.$C1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4];[$legenda.$A$2:.$K$20];10;0)&lt;&gt;&quot;vazio&quot;;VLOOKUP([.$C1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4];[$legenda.$A$2:.$K$20];7;0)&lt;&gt;&quot;vazio&quot;;VLOOKUP([.$C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37" calcext:value-type="float">
            <text:p>3177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15];[$legenda.$A$2:.$K$20];3;0)&amp;&quot;(&quot;&amp;[.K15]&amp;&quot; &quot;&amp;[.L15]&amp;&quot; &quot;&amp;[.M15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8" table:formula="of:=VLOOKUP([.$C15];[$legenda.$A$2:.$K$20];2;0)" office:value-type="float" office:value="3" calcext:value-type="float">
            <text:p>3</text:p>
          </table:table-cell>
          <table:table-cell table:style-name="ce18" table:formula="of:=IF(VLOOKUP([.$C15];[$legenda.$A$2:.$K$20];9;0)&lt;&gt;&quot;vazio&quot;;VLOOKUP([.$C15];[$legenda.$A$2:.$K$20];9;0);&quot;&quot;)" office:value-type="string" office:string-value="quantidade de pragas" calcext:value-type="string">
            <text:p>quantidade de pragas</text:p>
          </table:table-cell>
          <table:table-cell table:style-name="ce18" table:formula="of:=IF(VLOOKUP([.$C15];[$legenda.$A$2:.$K$20];10;0)&lt;&gt;&quot;vazio&quot;;VLOOKUP([.$C15];[$legenda.$A$2:.$K$20];10;0);&quot;&quot;)">
            <text:p/>
          </table:table-cell>
          <table:table-cell table:style-name="ce18" table:formula="of:=IF(VLOOKUP([.$C15];[$legenda.$A$2:.$K$20];11;0)&lt;&gt;&quot;vazio&quot;;VLOOKUP([.$C15];[$legenda.$A$2:.$K$20];11;0);&quot;&quot;)">
            <text:p/>
          </table:table-cell>
          <table:table-cell table:style-name="ce18" table:formula="of:=IF(VLOOKUP([.$C15];[$legenda.$A$2:.$K$20];7;0)&lt;&gt;&quot;vazio&quot;;VLOOKUP([.$C15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38" calcext:value-type="float">
            <text:p>3177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3" calcext:value-type="float">
            <text:p>173</text:p>
          </table:table-cell>
          <table:table-cell table:style-name="ce17" table:formula="of:=VLOOKUP([.C16];[$legenda.$A$2:.$K$20];3;0)&amp;&quot;(&quot;&amp;[.K16]&amp;&quot; &quot;&amp;[.L16]&amp;&quot; &quot;&amp;[.M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6];[$legenda.$A$2:.$K$20];2;0)" office:value-type="float" office:value="18" calcext:value-type="float">
            <text:p>18</text:p>
          </table:table-cell>
          <table:table-cell table:style-name="ce18" table:formula="of:=IF(VLOOKUP([.$C16];[$legenda.$A$2:.$K$20];9;0)&lt;&gt;&quot;vazio&quot;;VLOOKUP([.$C16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6];[$legenda.$A$2:.$K$20];10;0)&lt;&gt;&quot;vazio&quot;;VLOOKUP([.$C1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6];[$legenda.$A$2:.$K$20];7;0)&lt;&gt;&quot;vazio&quot;;VLOOKUP([.$C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39" calcext:value-type="float">
            <text:p>3177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34" calcext:value-type="float">
            <text:p>434</text:p>
          </table:table-cell>
          <table:table-cell table:style-name="ce17" table:formula="of:=VLOOKUP([.C17];[$legenda.$A$2:.$K$20];3;0)&amp;&quot;(&quot;&amp;[.K17]&amp;&quot; &quot;&amp;[.L17]&amp;&quot; &quot;&amp;[.M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7];[$legenda.$A$2:.$K$20];2;0)" office:value-type="float" office:value="18" calcext:value-type="float">
            <text:p>18</text:p>
          </table:table-cell>
          <table:table-cell table:style-name="ce18" table:formula="of:=IF(VLOOKUP([.$C17];[$legenda.$A$2:.$K$20];9;0)&lt;&gt;&quot;vazio&quot;;VLOOKUP([.$C17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7];[$legenda.$A$2:.$K$20];10;0)&lt;&gt;&quot;vazio&quot;;VLOOKUP([.$C1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7];[$legenda.$A$2:.$K$20];7;0)&lt;&gt;&quot;vazio&quot;;VLOOKUP([.$C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0" calcext:value-type="float">
            <text:p>3177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8" calcext:value-type="float">
            <text:p>348</text:p>
          </table:table-cell>
          <table:table-cell table:style-name="ce17" table:formula="of:=VLOOKUP([.C18];[$legenda.$A$2:.$K$20];3;0)&amp;&quot;(&quot;&amp;[.K18]&amp;&quot; &quot;&amp;[.L18]&amp;&quot; &quot;&amp;[.M1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8];[$legenda.$A$2:.$K$20];2;0)" office:value-type="float" office:value="18" calcext:value-type="float">
            <text:p>18</text:p>
          </table:table-cell>
          <table:table-cell table:style-name="ce18" table:formula="of:=IF(VLOOKUP([.$C18];[$legenda.$A$2:.$K$20];9;0)&lt;&gt;&quot;vazio&quot;;VLOOKUP([.$C18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8];[$legenda.$A$2:.$K$20];7;0)&lt;&gt;&quot;vazio&quot;;VLOOKUP([.$C1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41" calcext:value-type="float">
            <text:p>3177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80368" calcext:value-type="float">
            <text:p>780368</text:p>
          </table:table-cell>
          <table:table-cell table:style-name="ce17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9];[$legenda.$A$2:.$K$20];2;0)" office:value-type="float" office:value="17" calcext:value-type="float">
            <text:p>17</text:p>
          </table:table-cell>
          <table:table-cell table:style-name="ce18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2" calcext:value-type="float">
            <text:p>3177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20];[$legenda.$A$2:.$K$20];3;0)&amp;&quot;(&quot;&amp;[.K20]&amp;&quot; &quot;&amp;[.L20]&amp;&quot; &quot;&amp;[.M2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20];[$legenda.$A$2:.$K$20];2;0)" office:value-type="string" office:string-value="9.1" calcext:value-type="string">
            <text:p>9.1</text:p>
          </table:table-cell>
          <table:table-cell table:style-name="ce18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8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3" calcext:value-type="float">
            <text:p>3177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21];[$legenda.$A$2:.$K$20];2;0)" office:value-type="float" office:value="17" calcext:value-type="float">
            <text:p>17</text:p>
          </table:table-cell>
          <table:table-cell table:style-name="ce18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4" calcext:value-type="float">
            <text:p>3177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26" calcext:value-type="float">
            <text:p>226</text:p>
          </table:table-cell>
          <table:table-cell table:style-name="ce17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22];[$legenda.$A$2:.$K$20];2;0)" office:value-type="string" office:string-value="9.1" calcext:value-type="string">
            <text:p>9.1</text:p>
          </table:table-cell>
          <table:table-cell table:style-name="ce18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8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5" calcext:value-type="float">
            <text:p>31774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7" table:formula="of:=VLOOKUP([.C23];[$legenda.$A$2:.$K$20];3;0)&amp;&quot;(&quot;&amp;[.K23]&amp;&quot; &quot;&amp;[.L23]&amp;&quot; &quot;&amp;[.M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8" table:formula="of:=VLOOKUP([.$C23];[$legenda.$A$2:.$K$20];2;0)" office:value-type="float" office:value="15" calcext:value-type="float">
            <text:p>15</text:p>
          </table:table-cell>
          <table:table-cell table:style-name="ce18" table:formula="of:=IF(VLOOKUP([.$C23];[$legenda.$A$2:.$K$20];9;0)&lt;&gt;&quot;vazio&quot;;VLOOKUP([.$C23];[$legenda.$A$2:.$K$20];9;0);&quot;&quot;)" office:value-type="string" office:string-value="id-predador" calcext:value-type="string">
            <text:p>id-predador</text:p>
          </table:table-cell>
          <table:table-cell table:style-name="ce18" table:formula="of:=IF(VLOOKUP([.$C23];[$legenda.$A$2:.$K$20];10;0)&lt;&gt;&quot;vazio&quot;;VLOOKUP([.$C23];[$legenda.$A$2:.$K$20];10;0);&quot;&quot;)" office:value-type="string" office:string-value="id-presa " calcext:value-type="string">
            <text:p>id-presa </text:p>
          </table:table-cell>
          <table:table-cell table:style-name="ce18" table:formula="of:=IF(VLOOKUP([.$C23];[$legenda.$A$2:.$K$20];11;0)&lt;&gt;&quot;vazio&quot;;VLOOKUP([.$C23];[$legenda.$A$2:.$K$20];11;0);&quot;&quot;)" office:value-type="string" office:string-value="pos" calcext:value-type="string">
            <text:p>pos</text:p>
          </table:table-cell>
          <table:table-cell table:style-name="ce18" table:formula="of:=IF(VLOOKUP([.$C23];[$legenda.$A$2:.$K$20];7;0)&lt;&gt;&quot;vazio&quot;;VLOOKUP([.$C2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6" calcext:value-type="float">
            <text:p>31774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20254" calcext:value-type="float">
            <text:p>2520254</text:p>
          </table:table-cell>
          <table:table-cell table:style-name="ce17" table:formula="of:=VLOOKUP([.C24];[$legenda.$A$2:.$K$20];3;0)&amp;&quot;(&quot;&amp;[.K24]&amp;&quot; &quot;&amp;[.L24]&amp;&quot; &quot;&amp;[.M2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8" table:formula="of:=VLOOKUP([.$C24];[$legenda.$A$2:.$K$20];2;0)" office:value-type="float" office:value="15" calcext:value-type="float">
            <text:p>15</text:p>
          </table:table-cell>
          <table:table-cell table:style-name="ce18" table:formula="of:=IF(VLOOKUP([.$C24];[$legenda.$A$2:.$K$20];9;0)&lt;&gt;&quot;vazio&quot;;VLOOKUP([.$C24];[$legenda.$A$2:.$K$20];9;0);&quot;&quot;)" office:value-type="string" office:string-value="id-predador" calcext:value-type="string">
            <text:p>id-predador</text:p>
          </table:table-cell>
          <table:table-cell table:style-name="ce18" table:formula="of:=IF(VLOOKUP([.$C24];[$legenda.$A$2:.$K$20];10;0)&lt;&gt;&quot;vazio&quot;;VLOOKUP([.$C24];[$legenda.$A$2:.$K$20];10;0);&quot;&quot;)" office:value-type="string" office:string-value="id-presa " calcext:value-type="string">
            <text:p>id-presa </text:p>
          </table:table-cell>
          <table:table-cell table:style-name="ce18" table:formula="of:=IF(VLOOKUP([.$C24];[$legenda.$A$2:.$K$20];11;0)&lt;&gt;&quot;vazio&quot;;VLOOKUP([.$C24];[$legenda.$A$2:.$K$20];11;0);&quot;&quot;)" office:value-type="string" office:string-value="pos" calcext:value-type="string">
            <text:p>pos</text:p>
          </table:table-cell>
          <table:table-cell table:style-name="ce18" table:formula="of:=IF(VLOOKUP([.$C24];[$legenda.$A$2:.$K$20];7;0)&lt;&gt;&quot;vazio&quot;;VLOOKUP([.$C2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47" calcext:value-type="float">
            <text:p>31774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25];[$legenda.$A$2:.$K$20];3;0)&amp;&quot;(&quot;&amp;[.K25]&amp;&quot; &quot;&amp;[.L25]&amp;&quot; &quot;&amp;[.M25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25];[$legenda.$A$2:.$K$20];2;0)" office:value-type="float" office:value="7" calcext:value-type="float">
            <text:p>7</text:p>
          </table:table-cell>
          <table:table-cell table:style-name="ce18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25];[$legenda.$A$2:.$K$20];10;0)&lt;&gt;&quot;vazio&quot;;VLOOKUP([.$C25];[$legenda.$A$2:.$K$20];10;0);&quot;&quot;)">
            <text:p/>
          </table:table-cell>
          <table:table-cell table:style-name="ce18" table:formula="of:=IF(VLOOKUP([.$C25];[$legenda.$A$2:.$K$20];11;0)&lt;&gt;&quot;vazio&quot;;VLOOKUP([.$C25];[$legenda.$A$2:.$K$20];11;0);&quot;&quot;)">
            <text:p/>
          </table:table-cell>
          <table:table-cell table:style-name="ce18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48" calcext:value-type="float">
            <text:p>31774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26];[$legenda.$A$2:.$K$20];2;0)" office:value-type="float" office:value="17" calcext:value-type="float">
            <text:p>17</text:p>
          </table:table-cell>
          <table:table-cell table:style-name="ce18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49" calcext:value-type="float">
            <text:p>31774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84" calcext:value-type="float">
            <text:p>284</text:p>
          </table:table-cell>
          <table:table-cell table:style-name="ce17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27];[$legenda.$A$2:.$K$20];2;0)" office:value-type="float" office:value="17" calcext:value-type="float">
            <text:p>17</text:p>
          </table:table-cell>
          <table:table-cell table:style-name="ce18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0" calcext:value-type="float">
            <text:p>31775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28];[$legenda.$A$2:.$K$20];2;0)" office:value-type="float" office:value="17" calcext:value-type="float">
            <text:p>17</text:p>
          </table:table-cell>
          <table:table-cell table:style-name="ce18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1" calcext:value-type="float">
            <text:p>31775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7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29];[$legenda.$A$2:.$K$20];2;0)" office:value-type="float" office:value="17" calcext:value-type="float">
            <text:p>17</text:p>
          </table:table-cell>
          <table:table-cell table:style-name="ce18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2" calcext:value-type="float">
            <text:p>31775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4" calcext:value-type="float">
            <text:p>2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30];[$legenda.$A$2:.$K$20];3;0)&amp;&quot;(&quot;&amp;[.K30]&amp;&quot; &quot;&amp;[.L30]&amp;&quot; &quot;&amp;[.M30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30];[$legenda.$A$2:.$K$20];2;0)" office:value-type="float" office:value="7" calcext:value-type="float">
            <text:p>7</text:p>
          </table:table-cell>
          <table:table-cell table:style-name="ce18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30];[$legenda.$A$2:.$K$20];10;0)&lt;&gt;&quot;vazio&quot;;VLOOKUP([.$C30];[$legenda.$A$2:.$K$20];10;0);&quot;&quot;)">
            <text:p/>
          </table:table-cell>
          <table:table-cell table:style-name="ce18" table:formula="of:=IF(VLOOKUP([.$C30];[$legenda.$A$2:.$K$20];11;0)&lt;&gt;&quot;vazio&quot;;VLOOKUP([.$C30];[$legenda.$A$2:.$K$20];11;0);&quot;&quot;)">
            <text:p/>
          </table:table-cell>
          <table:table-cell table:style-name="ce18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53" calcext:value-type="float">
            <text:p>31775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23" calcext:value-type="float">
            <text:p>123</text:p>
          </table:table-cell>
          <table:table-cell table:style-name="ce17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1];[$legenda.$A$2:.$K$20];2;0)" office:value-type="float" office:value="17" calcext:value-type="float">
            <text:p>17</text:p>
          </table:table-cell>
          <table:table-cell table:style-name="ce18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4" calcext:value-type="float">
            <text:p>31775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32];[$legenda.$A$2:.$K$20];3;0)&amp;&quot;(&quot;&amp;[.K32]&amp;&quot; &quot;&amp;[.L32]&amp;&quot; &quot;&amp;[.M32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32];[$legenda.$A$2:.$K$20];2;0)" office:value-type="float" office:value="10" calcext:value-type="float">
            <text:p>10</text:p>
          </table:table-cell>
          <table:table-cell table:style-name="ce18" table:formula="of:=IF(VLOOKUP([.$C32];[$legenda.$A$2:.$K$20];9;0)&lt;&gt;&quot;vazio&quot;;VLOOKUP([.$C32];[$legenda.$A$2:.$K$20];9;0);&quot;&quot;)">
            <text:p/>
          </table:table-cell>
          <table:table-cell table:style-name="ce18" table:formula="of:=IF(VLOOKUP([.$C32];[$legenda.$A$2:.$K$20];10;0)&lt;&gt;&quot;vazio&quot;;VLOOKUP([.$C32];[$legenda.$A$2:.$K$20];10;0);&quot;&quot;)">
            <text:p/>
          </table:table-cell>
          <table:table-cell table:style-name="ce18" table:formula="of:=IF(VLOOKUP([.$C32];[$legenda.$A$2:.$K$20];11;0)&lt;&gt;&quot;vazio&quot;;VLOOKUP([.$C32];[$legenda.$A$2:.$K$20];11;0);&quot;&quot;)">
            <text:p/>
          </table:table-cell>
          <table:table-cell table:style-name="ce18" table:formula="of:=IF(VLOOKUP([.$C32];[$legenda.$A$2:.$K$20];7;0)&lt;&gt;&quot;vazio&quot;;VLOOKUP([.$C3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55" calcext:value-type="float">
            <text:p>31775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83" calcext:value-type="float">
            <text:p>183</text:p>
          </table:table-cell>
          <table:table-cell table:style-name="ce17" table:formula="of:=VLOOKUP([.C33];[$legenda.$A$2:.$K$20];3;0)&amp;&quot;(&quot;&amp;[.K33]&amp;&quot; &quot;&amp;[.L33]&amp;&quot; &quot;&amp;[.M3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33];[$legenda.$A$2:.$K$20];2;0)" office:value-type="float" office:value="18" calcext:value-type="float">
            <text:p>18</text:p>
          </table:table-cell>
          <table:table-cell table:style-name="ce18" table:formula="of:=IF(VLOOKUP([.$C33];[$legenda.$A$2:.$K$20];9;0)&lt;&gt;&quot;vazio&quot;;VLOOKUP([.$C33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3];[$legenda.$A$2:.$K$20];7;0)&lt;&gt;&quot;vazio&quot;;VLOOKUP([.$C3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56" calcext:value-type="float">
            <text:p>31775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58" calcext:value-type="float">
            <text:p>258</text:p>
          </table:table-cell>
          <table:table-cell table:style-name="ce17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4];[$legenda.$A$2:.$K$20];2;0)" office:value-type="float" office:value="17" calcext:value-type="float">
            <text:p>17</text:p>
          </table:table-cell>
          <table:table-cell table:style-name="ce18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7" calcext:value-type="float">
            <text:p>31775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310" calcext:value-type="float">
            <text:p>310</text:p>
          </table:table-cell>
          <table:table-cell table:style-name="ce17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5];[$legenda.$A$2:.$K$20];2;0)" office:value-type="float" office:value="17" calcext:value-type="float">
            <text:p>17</text:p>
          </table:table-cell>
          <table:table-cell table:style-name="ce18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8" calcext:value-type="float">
            <text:p>31775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246" calcext:value-type="float">
            <text:p>246</text:p>
          </table:table-cell>
          <table:table-cell table:style-name="ce17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6];[$legenda.$A$2:.$K$20];2;0)" office:value-type="float" office:value="17" calcext:value-type="float">
            <text:p>17</text:p>
          </table:table-cell>
          <table:table-cell table:style-name="ce18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59" calcext:value-type="float">
            <text:p>31775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340247" calcext:value-type="float">
            <text:p>7340247</text:p>
          </table:table-cell>
          <table:table-cell table:style-name="ce17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7];[$legenda.$A$2:.$K$20];2;0)" office:value-type="float" office:value="17" calcext:value-type="float">
            <text:p>17</text:p>
          </table:table-cell>
          <table:table-cell table:style-name="ce18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0" calcext:value-type="float">
            <text:p>31776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7" table:formula="of:=VLOOKUP([.C38];[$legenda.$A$2:.$K$20];3;0)&amp;&quot;(&quot;&amp;[.K38]&amp;&quot; &quot;&amp;[.L38]&amp;&quot; &quot;&amp;[.M38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38];[$legenda.$A$2:.$K$20];2;0)" office:value-type="float" office:value="9" calcext:value-type="float">
            <text:p>9</text:p>
          </table:table-cell>
          <table:table-cell table:style-name="ce18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38];[$legenda.$A$2:.$K$20];10;0)&lt;&gt;&quot;vazio&quot;;VLOOKUP([.$C38];[$legenda.$A$2:.$K$20];10;0);&quot;&quot;)" office:value-type="string" office:string-value="posX" calcext:value-type="string">
            <text:p>posX</text:p>
          </table:table-cell>
          <table:table-cell table:style-name="ce18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1" calcext:value-type="float">
            <text:p>31776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7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39];[$legenda.$A$2:.$K$20];2;0)" office:value-type="float" office:value="17" calcext:value-type="float">
            <text:p>17</text:p>
          </table:table-cell>
          <table:table-cell table:style-name="ce18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2" calcext:value-type="float">
            <text:p>31776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40];[$legenda.$A$2:.$K$20];3;0)&amp;&quot;(&quot;&amp;[.K40]&amp;&quot; &quot;&amp;[.L40]&amp;&quot; &quot;&amp;[.M40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40];[$legenda.$A$2:.$K$20];2;0)" office:value-type="float" office:value="9" calcext:value-type="float">
            <text:p>9</text:p>
          </table:table-cell>
          <table:table-cell table:style-name="ce18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40];[$legenda.$A$2:.$K$20];10;0)&lt;&gt;&quot;vazio&quot;;VLOOKUP([.$C40];[$legenda.$A$2:.$K$20];10;0);&quot;&quot;)" office:value-type="string" office:string-value="posX" calcext:value-type="string">
            <text:p>posX</text:p>
          </table:table-cell>
          <table:table-cell table:style-name="ce18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3" calcext:value-type="float">
            <text:p>31776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192" calcext:value-type="float">
            <text:p>192</text:p>
          </table:table-cell>
          <table:table-cell table:style-name="ce17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1];[$legenda.$A$2:.$K$20];2;0)" office:value-type="float" office:value="17" calcext:value-type="float">
            <text:p>17</text:p>
          </table:table-cell>
          <table:table-cell table:style-name="ce18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4" calcext:value-type="float">
            <text:p>31776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7" table:formula="of:=VLOOKUP([.C42];[$legenda.$A$2:.$K$20];3;0)&amp;&quot;(&quot;&amp;[.K42]&amp;&quot; &quot;&amp;[.L42]&amp;&quot; &quot;&amp;[.M42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42];[$legenda.$A$2:.$K$20];2;0)" office:value-type="float" office:value="9" calcext:value-type="float">
            <text:p>9</text:p>
          </table:table-cell>
          <table:table-cell table:style-name="ce18" table:formula="of:=IF(VLOOKUP([.$C42];[$legenda.$A$2:.$K$20];9;0)&lt;&gt;&quot;vazio&quot;;VLOOKUP([.$C42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42];[$legenda.$A$2:.$K$20];10;0)&lt;&gt;&quot;vazio&quot;;VLOOKUP([.$C42];[$legenda.$A$2:.$K$20];10;0);&quot;&quot;)" office:value-type="string" office:string-value="posX" calcext:value-type="string">
            <text:p>posX</text:p>
          </table:table-cell>
          <table:table-cell table:style-name="ce18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2];[$legenda.$A$2:.$K$20];7;0)&lt;&gt;&quot;vazio&quot;;VLOOKUP([.$C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65" calcext:value-type="float">
            <text:p>31776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3];[$legenda.$A$2:.$K$20];2;0)" office:value-type="float" office:value="17" calcext:value-type="float">
            <text:p>17</text:p>
          </table:table-cell>
          <table:table-cell table:style-name="ce18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6" calcext:value-type="float">
            <text:p>31776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7" table:formula="of:=VLOOKUP([.C44];[$legenda.$A$2:.$K$20];3;0)&amp;&quot;(&quot;&amp;[.K44]&amp;&quot; &quot;&amp;[.L44]&amp;&quot; &quot;&amp;[.M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4];[$legenda.$A$2:.$K$20];2;0)" office:value-type="float" office:value="17" calcext:value-type="float">
            <text:p>17</text:p>
          </table:table-cell>
          <table:table-cell table:style-name="ce18" table:formula="of:=IF(VLOOKUP([.$C44];[$legenda.$A$2:.$K$20];9;0)&lt;&gt;&quot;vazio&quot;;VLOOKUP([.$C4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4];[$legenda.$A$2:.$K$20];7;0)&lt;&gt;&quot;vazio&quot;;VLOOKUP([.$C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7" calcext:value-type="float">
            <text:p>31776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7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5];[$legenda.$A$2:.$K$20];2;0)" office:value-type="float" office:value="17" calcext:value-type="float">
            <text:p>17</text:p>
          </table:table-cell>
          <table:table-cell table:style-name="ce18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8" calcext:value-type="float">
            <text:p>31776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6];[$legenda.$A$2:.$K$20];2;0)" office:value-type="float" office:value="17" calcext:value-type="float">
            <text:p>17</text:p>
          </table:table-cell>
          <table:table-cell table:style-name="ce18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69" calcext:value-type="float">
            <text:p>31776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370209" calcext:value-type="float">
            <text:p>1370209</text:p>
          </table:table-cell>
          <table:table-cell table:style-name="ce17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7];[$legenda.$A$2:.$K$20];2;0)" office:value-type="float" office:value="17" calcext:value-type="float">
            <text:p>17</text:p>
          </table:table-cell>
          <table:table-cell table:style-name="ce18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0" calcext:value-type="float">
            <text:p>31777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7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8];[$legenda.$A$2:.$K$20];2;0)" office:value-type="float" office:value="17" calcext:value-type="float">
            <text:p>17</text:p>
          </table:table-cell>
          <table:table-cell table:style-name="ce18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1" calcext:value-type="float">
            <text:p>31777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49];[$legenda.$A$2:.$K$20];2;0)" office:value-type="float" office:value="17" calcext:value-type="float">
            <text:p>17</text:p>
          </table:table-cell>
          <table:table-cell table:style-name="ce18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2" calcext:value-type="float">
            <text:p>31777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17" table:formula="of:=VLOOKUP([.C50];[$legenda.$A$2:.$K$20];3;0)&amp;&quot;(&quot;&amp;[.K50]&amp;&quot; &quot;&amp;[.L50]&amp;&quot; &quot;&amp;[.M5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50];[$legenda.$A$2:.$K$20];2;0)" office:value-type="string" office:string-value="9.1" calcext:value-type="string">
            <text:p>9.1</text:p>
          </table:table-cell>
          <table:table-cell table:style-name="ce18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8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3" calcext:value-type="float">
            <text:p>31777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51];[$legenda.$A$2:.$K$20];3;0)&amp;&quot;(&quot;&amp;[.K51]&amp;&quot; &quot;&amp;[.L51]&amp;&quot; &quot;&amp;[.M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51];[$legenda.$A$2:.$K$20];2;0)" office:value-type="string" office:string-value="9.1" calcext:value-type="string">
            <text:p>9.1</text:p>
          </table:table-cell>
          <table:table-cell table:style-name="ce18" table:formula="of:=IF(VLOOKUP([.$C51];[$legenda.$A$2:.$K$20];9;0)&lt;&gt;&quot;vazio&quot;;VLOOKUP([.$C51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1];[$legenda.$A$2:.$K$20];10;0)&lt;&gt;&quot;vazio&quot;;VLOOKUP([.$C51];[$legenda.$A$2:.$K$20];10;0);&quot;&quot;)" office:value-type="string" office:string-value="posX" calcext:value-type="string">
            <text:p>posX</text:p>
          </table:table-cell>
          <table:table-cell table:style-name="ce18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1];[$legenda.$A$2:.$K$20];7;0)&lt;&gt;&quot;vazio&quot;;VLOOKUP([.$C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4" calcext:value-type="float">
            <text:p>31777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7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52];[$legenda.$A$2:.$K$20];2;0)" office:value-type="float" office:value="17" calcext:value-type="float">
            <text:p>17</text:p>
          </table:table-cell>
          <table:table-cell table:style-name="ce18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5" calcext:value-type="float">
            <text:p>31777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7" table:formula="of:=VLOOKUP([.C53];[$legenda.$A$2:.$K$20];3;0)&amp;&quot;(&quot;&amp;[.K53]&amp;&quot; &quot;&amp;[.L53]&amp;&quot; &quot;&amp;[.M5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53];[$legenda.$A$2:.$K$20];2;0)" office:value-type="string" office:string-value="9.1" calcext:value-type="string">
            <text:p>9.1</text:p>
          </table:table-cell>
          <table:table-cell table:style-name="ce18" table:formula="of:=IF(VLOOKUP([.$C53];[$legenda.$A$2:.$K$20];9;0)&lt;&gt;&quot;vazio&quot;;VLOOKUP([.$C53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3];[$legenda.$A$2:.$K$20];10;0)&lt;&gt;&quot;vazio&quot;;VLOOKUP([.$C53];[$legenda.$A$2:.$K$20];10;0);&quot;&quot;)" office:value-type="string" office:string-value="posX" calcext:value-type="string">
            <text:p>posX</text:p>
          </table:table-cell>
          <table:table-cell table:style-name="ce18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3];[$legenda.$A$2:.$K$20];7;0)&lt;&gt;&quot;vazio&quot;;VLOOKUP([.$C5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6" calcext:value-type="float">
            <text:p>31777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7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54];[$legenda.$A$2:.$K$20];2;0)" office:value-type="float" office:value="17" calcext:value-type="float">
            <text:p>17</text:p>
          </table:table-cell>
          <table:table-cell table:style-name="ce18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7" calcext:value-type="float">
            <text:p>31777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55];[$legenda.$A$2:.$K$20];2;0)" office:value-type="float" office:value="7" calcext:value-type="float">
            <text:p>7</text:p>
          </table:table-cell>
          <table:table-cell table:style-name="ce18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5];[$legenda.$A$2:.$K$20];10;0)&lt;&gt;&quot;vazio&quot;;VLOOKUP([.$C55];[$legenda.$A$2:.$K$20];10;0);&quot;&quot;)">
            <text:p/>
          </table:table-cell>
          <table:table-cell table:style-name="ce18" table:formula="of:=IF(VLOOKUP([.$C55];[$legenda.$A$2:.$K$20];11;0)&lt;&gt;&quot;vazio&quot;;VLOOKUP([.$C55];[$legenda.$A$2:.$K$20];11;0);&quot;&quot;)">
            <text:p/>
          </table:table-cell>
          <table:table-cell table:style-name="ce18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78" calcext:value-type="float">
            <text:p>31777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6" calcext:value-type="float">
            <text:p>56</text:p>
          </table:table-cell>
          <table:table-cell table:style-name="ce17" table:formula="of:=VLOOKUP([.C56];[$legenda.$A$2:.$K$20];3;0)&amp;&quot;(&quot;&amp;[.K56]&amp;&quot; &quot;&amp;[.L56]&amp;&quot; &quot;&amp;[.M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56];[$legenda.$A$2:.$K$20];2;0)" office:value-type="float" office:value="17" calcext:value-type="float">
            <text:p>17</text:p>
          </table:table-cell>
          <table:table-cell table:style-name="ce18" table:formula="of:=IF(VLOOKUP([.$C56];[$legenda.$A$2:.$K$20];9;0)&lt;&gt;&quot;vazio&quot;;VLOOKUP([.$C5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56];[$legenda.$A$2:.$K$20];10;0)&lt;&gt;&quot;vazio&quot;;VLOOKUP([.$C5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6];[$legenda.$A$2:.$K$20];7;0)&lt;&gt;&quot;vazio&quot;;VLOOKUP([.$C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79" calcext:value-type="float">
            <text:p>31777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8" calcext:value-type="float">
            <text:p>2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57];[$legenda.$A$2:.$K$20];3;0)&amp;&quot;(&quot;&amp;[.K57]&amp;&quot; &quot;&amp;[.L57]&amp;&quot; &quot;&amp;[.M57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57];[$legenda.$A$2:.$K$20];2;0)" office:value-type="float" office:value="7" calcext:value-type="float">
            <text:p>7</text:p>
          </table:table-cell>
          <table:table-cell table:style-name="ce18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57];[$legenda.$A$2:.$K$20];10;0)&lt;&gt;&quot;vazio&quot;;VLOOKUP([.$C57];[$legenda.$A$2:.$K$20];10;0);&quot;&quot;)">
            <text:p/>
          </table:table-cell>
          <table:table-cell table:style-name="ce18" table:formula="of:=IF(VLOOKUP([.$C57];[$legenda.$A$2:.$K$20];11;0)&lt;&gt;&quot;vazio&quot;;VLOOKUP([.$C57];[$legenda.$A$2:.$K$20];11;0);&quot;&quot;)">
            <text:p/>
          </table:table-cell>
          <table:table-cell table:style-name="ce18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0" calcext:value-type="float">
            <text:p>31778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58];[$legenda.$A$2:.$K$20];3;0)&amp;&quot;(&quot;&amp;[.K58]&amp;&quot; &quot;&amp;[.L58]&amp;&quot; &quot;&amp;[.M5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8" table:formula="of:=VLOOKUP([.$C58];[$legenda.$A$2:.$K$20];2;0)" office:value-type="float" office:value="3" calcext:value-type="float">
            <text:p>3</text:p>
          </table:table-cell>
          <table:table-cell table:style-name="ce18" table:formula="of:=IF(VLOOKUP([.$C58];[$legenda.$A$2:.$K$20];9;0)&lt;&gt;&quot;vazio&quot;;VLOOKUP([.$C58];[$legenda.$A$2:.$K$20];9;0);&quot;&quot;)" office:value-type="string" office:string-value="quantidade de pragas" calcext:value-type="string">
            <text:p>quantidade de pragas</text:p>
          </table:table-cell>
          <table:table-cell table:style-name="ce18" table:formula="of:=IF(VLOOKUP([.$C58];[$legenda.$A$2:.$K$20];10;0)&lt;&gt;&quot;vazio&quot;;VLOOKUP([.$C58];[$legenda.$A$2:.$K$20];10;0);&quot;&quot;)">
            <text:p/>
          </table:table-cell>
          <table:table-cell table:style-name="ce18" table:formula="of:=IF(VLOOKUP([.$C58];[$legenda.$A$2:.$K$20];11;0)&lt;&gt;&quot;vazio&quot;;VLOOKUP([.$C58];[$legenda.$A$2:.$K$20];11;0);&quot;&quot;)">
            <text:p/>
          </table:table-cell>
          <table:table-cell table:style-name="ce18" table:formula="of:=IF(VLOOKUP([.$C58];[$legenda.$A$2:.$K$20];7;0)&lt;&gt;&quot;vazio&quot;;VLOOKUP([.$C5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17781" calcext:value-type="float">
            <text:p>31778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7" calcext:value-type="float">
            <text:p>197</text:p>
          </table:table-cell>
          <table:table-cell table:style-name="ce17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59];[$legenda.$A$2:.$K$20];2;0)" office:value-type="float" office:value="18" calcext:value-type="float">
            <text:p>18</text:p>
          </table:table-cell>
          <table:table-cell table:style-name="ce18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2" calcext:value-type="float">
            <text:p>31778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71" calcext:value-type="float">
            <text:p>371</text:p>
          </table:table-cell>
          <table:table-cell table:style-name="ce17" table:formula="of:=VLOOKUP([.C60];[$legenda.$A$2:.$K$20];3;0)&amp;&quot;(&quot;&amp;[.K60]&amp;&quot; &quot;&amp;[.L60]&amp;&quot; &quot;&amp;[.M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60];[$legenda.$A$2:.$K$20];2;0)" office:value-type="float" office:value="18" calcext:value-type="float">
            <text:p>18</text:p>
          </table:table-cell>
          <table:table-cell table:style-name="ce18" table:formula="of:=IF(VLOOKUP([.$C60];[$legenda.$A$2:.$K$20];9;0)&lt;&gt;&quot;vazio&quot;;VLOOKUP([.$C60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0];[$legenda.$A$2:.$K$20];7;0)&lt;&gt;&quot;vazio&quot;;VLOOKUP([.$C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3" calcext:value-type="float">
            <text:p>31778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1" calcext:value-type="float">
            <text:p>211</text:p>
          </table:table-cell>
          <table:table-cell table:style-name="ce17" table:formula="of:=VLOOKUP([.C61];[$legenda.$A$2:.$K$20];3;0)&amp;&quot;(&quot;&amp;[.K61]&amp;&quot; &quot;&amp;[.L61]&amp;&quot; &quot;&amp;[.M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61];[$legenda.$A$2:.$K$20];2;0)" office:value-type="float" office:value="18" calcext:value-type="float">
            <text:p>18</text:p>
          </table:table-cell>
          <table:table-cell table:style-name="ce18" table:formula="of:=IF(VLOOKUP([.$C61];[$legenda.$A$2:.$K$20];9;0)&lt;&gt;&quot;vazio&quot;;VLOOKUP([.$C61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1];[$legenda.$A$2:.$K$20];7;0)&lt;&gt;&quot;vazio&quot;;VLOOKUP([.$C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4" calcext:value-type="float">
            <text:p>31778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39" calcext:value-type="float">
            <text:p>439</text:p>
          </table:table-cell>
          <table:table-cell table:style-name="ce17" table:formula="of:=VLOOKUP([.C62];[$legenda.$A$2:.$K$20];3;0)&amp;&quot;(&quot;&amp;[.K62]&amp;&quot; &quot;&amp;[.L62]&amp;&quot; &quot;&amp;[.M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62];[$legenda.$A$2:.$K$20];2;0)" office:value-type="float" office:value="18" calcext:value-type="float">
            <text:p>18</text:p>
          </table:table-cell>
          <table:table-cell table:style-name="ce18" table:formula="of:=IF(VLOOKUP([.$C62];[$legenda.$A$2:.$K$20];9;0)&lt;&gt;&quot;vazio&quot;;VLOOKUP([.$C62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2];[$legenda.$A$2:.$K$20];7;0)&lt;&gt;&quot;vazio&quot;;VLOOKUP([.$C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85" calcext:value-type="float">
            <text:p>31778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540197" calcext:value-type="float">
            <text:p>7540197</text:p>
          </table:table-cell>
          <table:table-cell table:style-name="ce17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63];[$legenda.$A$2:.$K$20];2;0)" office:value-type="float" office:value="17" calcext:value-type="float">
            <text:p>17</text:p>
          </table:table-cell>
          <table:table-cell table:style-name="ce18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6" calcext:value-type="float">
            <text:p>31778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7800360" calcext:value-type="float">
            <text:p>7800360</text:p>
          </table:table-cell>
          <table:table-cell table:style-name="ce17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64];[$legenda.$A$2:.$K$20];2;0)" office:value-type="float" office:value="17" calcext:value-type="float">
            <text:p>17</text:p>
          </table:table-cell>
          <table:table-cell table:style-name="ce18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7" calcext:value-type="float">
            <text:p>31778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65];[$legenda.$A$2:.$K$20];3;0)&amp;&quot;(&quot;&amp;[.K65]&amp;&quot; &quot;&amp;[.L65]&amp;&quot; &quot;&amp;[.M65]&amp;&quot;)&quot;" office:value-type="string" office:string-value="Colher(id-planta  )" calcext:value-type="string">
            <text:p>Colher(id-planta <text:s/>)</text:p>
          </table:table-cell>
          <table:table-cell table:style-name="ce18" table:formula="of:=VLOOKUP([.$C65];[$legenda.$A$2:.$K$20];2;0)" office:value-type="float" office:value="7" calcext:value-type="float">
            <text:p>7</text:p>
          </table:table-cell>
          <table:table-cell table:style-name="ce18" table:formula="of:=IF(VLOOKUP([.$C65];[$legenda.$A$2:.$K$20];9;0)&lt;&gt;&quot;vazio&quot;;VLOOKUP([.$C65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65];[$legenda.$A$2:.$K$20];10;0)&lt;&gt;&quot;vazio&quot;;VLOOKUP([.$C65];[$legenda.$A$2:.$K$20];10;0);&quot;&quot;)">
            <text:p/>
          </table:table-cell>
          <table:table-cell table:style-name="ce18" table:formula="of:=IF(VLOOKUP([.$C65];[$legenda.$A$2:.$K$20];11;0)&lt;&gt;&quot;vazio&quot;;VLOOKUP([.$C65];[$legenda.$A$2:.$K$20];11;0);&quot;&quot;)">
            <text:p/>
          </table:table-cell>
          <table:table-cell table:style-name="ce18" table:formula="of:=IF(VLOOKUP([.$C65];[$legenda.$A$2:.$K$20];7;0)&lt;&gt;&quot;vazio&quot;;VLOOKUP([.$C6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788" calcext:value-type="float">
            <text:p>31778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850293" calcext:value-type="float">
            <text:p>7850293</text:p>
          </table:table-cell>
          <table:table-cell table:style-name="ce17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66];[$legenda.$A$2:.$K$20];2;0)" office:value-type="float" office:value="17" calcext:value-type="float">
            <text:p>17</text:p>
          </table:table-cell>
          <table:table-cell table:style-name="ce18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89" calcext:value-type="float">
            <text:p>31778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40302" calcext:value-type="float">
            <text:p>6840302</text:p>
          </table:table-cell>
          <table:table-cell table:style-name="ce17" table:formula="of:=VLOOKUP([.C67];[$legenda.$A$2:.$K$20];3;0)&amp;&quot;(&quot;&amp;[.K67]&amp;&quot; &quot;&amp;[.L67]&amp;&quot; &quot;&amp;[.M6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8" table:formula="of:=VLOOKUP([.$C67];[$legenda.$A$2:.$K$20];2;0)" office:value-type="float" office:value="15" calcext:value-type="float">
            <text:p>15</text:p>
          </table:table-cell>
          <table:table-cell table:style-name="ce18" table:formula="of:=IF(VLOOKUP([.$C67];[$legenda.$A$2:.$K$20];9;0)&lt;&gt;&quot;vazio&quot;;VLOOKUP([.$C67];[$legenda.$A$2:.$K$20];9;0);&quot;&quot;)" office:value-type="string" office:string-value="id-predador" calcext:value-type="string">
            <text:p>id-predador</text:p>
          </table:table-cell>
          <table:table-cell table:style-name="ce18" table:formula="of:=IF(VLOOKUP([.$C67];[$legenda.$A$2:.$K$20];10;0)&lt;&gt;&quot;vazio&quot;;VLOOKUP([.$C67];[$legenda.$A$2:.$K$20];10;0);&quot;&quot;)" office:value-type="string" office:string-value="id-presa " calcext:value-type="string">
            <text:p>id-presa </text:p>
          </table:table-cell>
          <table:table-cell table:style-name="ce18" table:formula="of:=IF(VLOOKUP([.$C67];[$legenda.$A$2:.$K$20];11;0)&lt;&gt;&quot;vazio&quot;;VLOOKUP([.$C67];[$legenda.$A$2:.$K$20];11;0);&quot;&quot;)" office:value-type="string" office:string-value="pos" calcext:value-type="string">
            <text:p>pos</text:p>
          </table:table-cell>
          <table:table-cell table:style-name="ce18" table:formula="of:=IF(VLOOKUP([.$C67];[$legenda.$A$2:.$K$20];7;0)&lt;&gt;&quot;vazio&quot;;VLOOKUP([.$C6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17790" calcext:value-type="float">
            <text:p>31779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450210" calcext:value-type="float">
            <text:p>7450210</text:p>
          </table:table-cell>
          <table:table-cell table:style-name="ce17" table:formula="of:=VLOOKUP([.C68];[$legenda.$A$2:.$K$20];3;0)&amp;&quot;(&quot;&amp;[.K68]&amp;&quot; &quot;&amp;[.L68]&amp;&quot; &quot;&amp;[.M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68];[$legenda.$A$2:.$K$20];2;0)" office:value-type="float" office:value="17" calcext:value-type="float">
            <text:p>17</text:p>
          </table:table-cell>
          <table:table-cell table:style-name="ce18" table:formula="of:=IF(VLOOKUP([.$C68];[$legenda.$A$2:.$K$20];9;0)&lt;&gt;&quot;vazio&quot;;VLOOKUP([.$C6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68];[$legenda.$A$2:.$K$20];10;0)&lt;&gt;&quot;vazio&quot;;VLOOKUP([.$C6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8];[$legenda.$A$2:.$K$20];7;0)&lt;&gt;&quot;vazio&quot;;VLOOKUP([.$C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1" calcext:value-type="float">
            <text:p>31779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285" calcext:value-type="float">
            <text:p>285</text:p>
          </table:table-cell>
          <table:table-cell table:style-name="ce17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69];[$legenda.$A$2:.$K$20];2;0)" office:value-type="float" office:value="17" calcext:value-type="float">
            <text:p>17</text:p>
          </table:table-cell>
          <table:table-cell table:style-name="ce18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2" calcext:value-type="float">
            <text:p>31779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73" calcext:value-type="float">
            <text:p>173</text:p>
          </table:table-cell>
          <table:table-cell table:style-name="ce17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0];[$legenda.$A$2:.$K$20];2;0)" office:value-type="float" office:value="17" calcext:value-type="float">
            <text:p>17</text:p>
          </table:table-cell>
          <table:table-cell table:style-name="ce18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3" calcext:value-type="float">
            <text:p>31779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730355" calcext:value-type="float">
            <text:p>5730355</text:p>
          </table:table-cell>
          <table:table-cell table:style-name="ce17" table:formula="of:=VLOOKUP([.C71];[$legenda.$A$2:.$K$20];3;0)&amp;&quot;(&quot;&amp;[.K71]&amp;&quot; &quot;&amp;[.L71]&amp;&quot; &quot;&amp;[.M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1];[$legenda.$A$2:.$K$20];2;0)" office:value-type="float" office:value="17" calcext:value-type="float">
            <text:p>17</text:p>
          </table:table-cell>
          <table:table-cell table:style-name="ce18" table:formula="of:=IF(VLOOKUP([.$C71];[$legenda.$A$2:.$K$20];9;0)&lt;&gt;&quot;vazio&quot;;VLOOKUP([.$C7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1];[$legenda.$A$2:.$K$20];7;0)&lt;&gt;&quot;vazio&quot;;VLOOKUP([.$C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4" calcext:value-type="float">
            <text:p>31779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170291" calcext:value-type="float">
            <text:p>5170291</text:p>
          </table:table-cell>
          <table:table-cell table:style-name="ce17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2];[$legenda.$A$2:.$K$20];2;0)" office:value-type="float" office:value="17" calcext:value-type="float">
            <text:p>17</text:p>
          </table:table-cell>
          <table:table-cell table:style-name="ce18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5" calcext:value-type="float">
            <text:p>31779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73];[$legenda.$A$2:.$K$20];3;0)&amp;&quot;(&quot;&amp;[.K73]&amp;&quot; &quot;&amp;[.L73]&amp;&quot; &quot;&amp;[.M73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73];[$legenda.$A$2:.$K$20];2;0)" office:value-type="float" office:value="10" calcext:value-type="float">
            <text:p>10</text:p>
          </table:table-cell>
          <table:table-cell table:style-name="ce18" table:formula="of:=IF(VLOOKUP([.$C73];[$legenda.$A$2:.$K$20];9;0)&lt;&gt;&quot;vazio&quot;;VLOOKUP([.$C73];[$legenda.$A$2:.$K$20];9;0);&quot;&quot;)">
            <text:p/>
          </table:table-cell>
          <table:table-cell table:style-name="ce18" table:formula="of:=IF(VLOOKUP([.$C73];[$legenda.$A$2:.$K$20];10;0)&lt;&gt;&quot;vazio&quot;;VLOOKUP([.$C73];[$legenda.$A$2:.$K$20];10;0);&quot;&quot;)">
            <text:p/>
          </table:table-cell>
          <table:table-cell table:style-name="ce18" table:formula="of:=IF(VLOOKUP([.$C73];[$legenda.$A$2:.$K$20];11;0)&lt;&gt;&quot;vazio&quot;;VLOOKUP([.$C73];[$legenda.$A$2:.$K$20];11;0);&quot;&quot;)">
            <text:p/>
          </table:table-cell>
          <table:table-cell table:style-name="ce18" table:formula="of:=IF(VLOOKUP([.$C73];[$legenda.$A$2:.$K$20];7;0)&lt;&gt;&quot;vazio&quot;;VLOOKUP([.$C7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796" calcext:value-type="float">
            <text:p>31779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54" calcext:value-type="float">
            <text:p>254</text:p>
          </table:table-cell>
          <table:table-cell table:style-name="ce17" table:formula="of:=VLOOKUP([.C74];[$legenda.$A$2:.$K$20];3;0)&amp;&quot;(&quot;&amp;[.K74]&amp;&quot; &quot;&amp;[.L74]&amp;&quot; &quot;&amp;[.M7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74];[$legenda.$A$2:.$K$20];2;0)" office:value-type="float" office:value="18" calcext:value-type="float">
            <text:p>18</text:p>
          </table:table-cell>
          <table:table-cell table:style-name="ce18" table:formula="of:=IF(VLOOKUP([.$C74];[$legenda.$A$2:.$K$20];9;0)&lt;&gt;&quot;vazio&quot;;VLOOKUP([.$C74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4];[$legenda.$A$2:.$K$20];7;0)&lt;&gt;&quot;vazio&quot;;VLOOKUP([.$C7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797" calcext:value-type="float">
            <text:p>31779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000257" calcext:value-type="float">
            <text:p>6000257</text:p>
          </table:table-cell>
          <table:table-cell table:style-name="ce17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5];[$legenda.$A$2:.$K$20];2;0)" office:value-type="float" office:value="17" calcext:value-type="float">
            <text:p>17</text:p>
          </table:table-cell>
          <table:table-cell table:style-name="ce18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8" calcext:value-type="float">
            <text:p>31779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7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76" calcext:value-type="float">
            <text:p>276</text:p>
          </table:table-cell>
          <table:table-cell table:style-name="ce17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6];[$legenda.$A$2:.$K$20];2;0)" office:value-type="float" office:value="17" calcext:value-type="float">
            <text:p>17</text:p>
          </table:table-cell>
          <table:table-cell table:style-name="ce18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799" calcext:value-type="float">
            <text:p>31779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760278" calcext:value-type="float">
            <text:p>6760278</text:p>
          </table:table-cell>
          <table:table-cell table:style-name="ce17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7];[$legenda.$A$2:.$K$20];2;0)" office:value-type="float" office:value="17" calcext:value-type="float">
            <text:p>17</text:p>
          </table:table-cell>
          <table:table-cell table:style-name="ce18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0" calcext:value-type="float">
            <text:p>31780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540347" calcext:value-type="float">
            <text:p>4540347</text:p>
          </table:table-cell>
          <table:table-cell table:style-name="ce17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78];[$legenda.$A$2:.$K$20];2;0)" office:value-type="float" office:value="17" calcext:value-type="float">
            <text:p>17</text:p>
          </table:table-cell>
          <table:table-cell table:style-name="ce18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1" calcext:value-type="float">
            <text:p>31780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79];[$legenda.$A$2:.$K$20];3;0)&amp;&quot;(&quot;&amp;[.K79]&amp;&quot; &quot;&amp;[.L79]&amp;&quot; &quot;&amp;[.M79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79];[$legenda.$A$2:.$K$20];2;0)" office:value-type="float" office:value="10" calcext:value-type="float">
            <text:p>10</text:p>
          </table:table-cell>
          <table:table-cell table:style-name="ce18" table:formula="of:=IF(VLOOKUP([.$C79];[$legenda.$A$2:.$K$20];9;0)&lt;&gt;&quot;vazio&quot;;VLOOKUP([.$C79];[$legenda.$A$2:.$K$20];9;0);&quot;&quot;)">
            <text:p/>
          </table:table-cell>
          <table:table-cell table:style-name="ce18" table:formula="of:=IF(VLOOKUP([.$C79];[$legenda.$A$2:.$K$20];10;0)&lt;&gt;&quot;vazio&quot;;VLOOKUP([.$C79];[$legenda.$A$2:.$K$20];10;0);&quot;&quot;)">
            <text:p/>
          </table:table-cell>
          <table:table-cell table:style-name="ce18" table:formula="of:=IF(VLOOKUP([.$C79];[$legenda.$A$2:.$K$20];11;0)&lt;&gt;&quot;vazio&quot;;VLOOKUP([.$C79];[$legenda.$A$2:.$K$20];11;0);&quot;&quot;)">
            <text:p/>
          </table:table-cell>
          <table:table-cell table:style-name="ce18" table:formula="of:=IF(VLOOKUP([.$C79];[$legenda.$A$2:.$K$20];7;0)&lt;&gt;&quot;vazio&quot;;VLOOKUP([.$C7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2" calcext:value-type="float">
            <text:p>31780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18" calcext:value-type="float">
            <text:p>318</text:p>
          </table:table-cell>
          <table:table-cell table:style-name="ce17" table:formula="of:=VLOOKUP([.C80];[$legenda.$A$2:.$K$20];3;0)&amp;&quot;(&quot;&amp;[.K80]&amp;&quot; &quot;&amp;[.L80]&amp;&quot; &quot;&amp;[.M8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80];[$legenda.$A$2:.$K$20];2;0)" office:value-type="float" office:value="18" calcext:value-type="float">
            <text:p>18</text:p>
          </table:table-cell>
          <table:table-cell table:style-name="ce18" table:formula="of:=IF(VLOOKUP([.$C80];[$legenda.$A$2:.$K$20];9;0)&lt;&gt;&quot;vazio&quot;;VLOOKUP([.$C80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0];[$legenda.$A$2:.$K$20];7;0)&lt;&gt;&quot;vazio&quot;;VLOOKUP([.$C8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3" calcext:value-type="float">
            <text:p>31780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200101" calcext:value-type="float">
            <text:p>3200101</text:p>
          </table:table-cell>
          <table:table-cell table:style-name="ce17" table:formula="of:=VLOOKUP([.C81];[$legenda.$A$2:.$K$20];3;0)&amp;&quot;(&quot;&amp;[.K81]&amp;&quot; &quot;&amp;[.L81]&amp;&quot; &quot;&amp;[.M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1];[$legenda.$A$2:.$K$20];2;0)" office:value-type="float" office:value="17" calcext:value-type="float">
            <text:p>17</text:p>
          </table:table-cell>
          <table:table-cell table:style-name="ce18" table:formula="of:=IF(VLOOKUP([.$C81];[$legenda.$A$2:.$K$20];9;0)&lt;&gt;&quot;vazio&quot;;VLOOKUP([.$C8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1];[$legenda.$A$2:.$K$20];7;0)&lt;&gt;&quot;vazio&quot;;VLOOKUP([.$C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4" calcext:value-type="float">
            <text:p>31780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move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82];[$legenda.$A$2:.$K$20];3;0)&amp;&quot;(&quot;&amp;[.K82]&amp;&quot; &quot;&amp;[.L82]&amp;&quot; &quot;&amp;[.M82]&amp;&quot;)&quot;" office:value-type="string" office:string-value="RemoverPredador(id-predador  )" calcext:value-type="string">
            <text:p>RemoverPredador(id-predador <text:s/>)</text:p>
          </table:table-cell>
          <table:table-cell table:style-name="ce18" table:formula="of:=VLOOKUP([.$C82];[$legenda.$A$2:.$K$20];2;0)" office:value-type="float" office:value="8" calcext:value-type="float">
            <text:p>8</text:p>
          </table:table-cell>
          <table:table-cell table:style-name="ce18" table:formula="of:=IF(VLOOKUP([.$C82];[$legenda.$A$2:.$K$20];9;0)&lt;&gt;&quot;vazio&quot;;VLOOKUP([.$C82];[$legenda.$A$2:.$K$20];9;0);&quot;&quot;)" office:value-type="string" office:string-value="id-predador" calcext:value-type="string">
            <text:p>id-predador</text:p>
          </table:table-cell>
          <table:table-cell table:style-name="ce18" table:formula="of:=IF(VLOOKUP([.$C82];[$legenda.$A$2:.$K$20];10;0)&lt;&gt;&quot;vazio&quot;;VLOOKUP([.$C82];[$legenda.$A$2:.$K$20];10;0);&quot;&quot;)">
            <text:p/>
          </table:table-cell>
          <table:table-cell table:style-name="ce18" table:formula="of:=IF(VLOOKUP([.$C82];[$legenda.$A$2:.$K$20];11;0)&lt;&gt;&quot;vazio&quot;;VLOOKUP([.$C82];[$legenda.$A$2:.$K$20];11;0);&quot;&quot;)">
            <text:p/>
          </table:table-cell>
          <table:table-cell table:style-name="ce18" table:formula="of:=IF(VLOOKUP([.$C82];[$legenda.$A$2:.$K$20];7;0)&lt;&gt;&quot;vazio&quot;;VLOOKUP([.$C8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5" calcext:value-type="float">
            <text:p>31780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3];[$legenda.$A$2:.$K$20];2;0)" office:value-type="float" office:value="17" calcext:value-type="float">
            <text:p>17</text:p>
          </table:table-cell>
          <table:table-cell table:style-name="ce18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6" calcext:value-type="float">
            <text:p>31780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9" calcext:value-type="float">
            <text:p>149</text:p>
          </table:table-cell>
          <table:table-cell table:style-name="ce17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4];[$legenda.$A$2:.$K$20];2;0)" office:value-type="float" office:value="17" calcext:value-type="float">
            <text:p>17</text:p>
          </table:table-cell>
          <table:table-cell table:style-name="ce18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07" calcext:value-type="float">
            <text:p>31780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33" calcext:value-type="float">
            <text:p>333</text:p>
          </table:table-cell>
          <table:table-cell table:style-name="ce17" table:formula="of:=VLOOKUP([.C85];[$legenda.$A$2:.$K$20];3;0)&amp;&quot;(&quot;&amp;[.K85]&amp;&quot; &quot;&amp;[.L85]&amp;&quot; &quot;&amp;[.M8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85];[$legenda.$A$2:.$K$20];2;0)" office:value-type="float" office:value="18" calcext:value-type="float">
            <text:p>18</text:p>
          </table:table-cell>
          <table:table-cell table:style-name="ce18" table:formula="of:=IF(VLOOKUP([.$C85];[$legenda.$A$2:.$K$20];9;0)&lt;&gt;&quot;vazio&quot;;VLOOKUP([.$C85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5];[$legenda.$A$2:.$K$20];7;0)&lt;&gt;&quot;vazio&quot;;VLOOKUP([.$C8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08" calcext:value-type="float">
            <text:p>31780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86];[$legenda.$A$2:.$K$20];3;0)&amp;&quot;(&quot;&amp;[.K86]&amp;&quot; &quot;&amp;[.L86]&amp;&quot; &quot;&amp;[.M86]&amp;&quot;)&quot;" office:value-type="string" office:string-value="InserirPredador (  )" calcext:value-type="string">
            <text:p>InserirPredador ( <text:s/>)</text:p>
          </table:table-cell>
          <table:table-cell table:style-name="ce18" table:formula="of:=VLOOKUP([.$C86];[$legenda.$A$2:.$K$20];2;0)" office:value-type="float" office:value="10" calcext:value-type="float">
            <text:p>10</text:p>
          </table:table-cell>
          <table:table-cell table:style-name="ce18" table:formula="of:=IF(VLOOKUP([.$C86];[$legenda.$A$2:.$K$20];9;0)&lt;&gt;&quot;vazio&quot;;VLOOKUP([.$C86];[$legenda.$A$2:.$K$20];9;0);&quot;&quot;)">
            <text:p/>
          </table:table-cell>
          <table:table-cell table:style-name="ce18" table:formula="of:=IF(VLOOKUP([.$C86];[$legenda.$A$2:.$K$20];10;0)&lt;&gt;&quot;vazio&quot;;VLOOKUP([.$C86];[$legenda.$A$2:.$K$20];10;0);&quot;&quot;)">
            <text:p/>
          </table:table-cell>
          <table:table-cell table:style-name="ce18" table:formula="of:=IF(VLOOKUP([.$C86];[$legenda.$A$2:.$K$20];11;0)&lt;&gt;&quot;vazio&quot;;VLOOKUP([.$C86];[$legenda.$A$2:.$K$20];11;0);&quot;&quot;)">
            <text:p/>
          </table:table-cell>
          <table:table-cell table:style-name="ce18" table:formula="of:=IF(VLOOKUP([.$C86];[$legenda.$A$2:.$K$20];7;0)&lt;&gt;&quot;vazio&quot;;VLOOKUP([.$C8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17809" calcext:value-type="float">
            <text:p>31780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660300" calcext:value-type="float">
            <text:p>2660300</text:p>
          </table:table-cell>
          <table:table-cell table:style-name="ce17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7];[$legenda.$A$2:.$K$20];2;0)" office:value-type="float" office:value="17" calcext:value-type="float">
            <text:p>17</text:p>
          </table:table-cell>
          <table:table-cell table:style-name="ce18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0" calcext:value-type="float">
            <text:p>31781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30" calcext:value-type="float">
            <text:p>130</text:p>
          </table:table-cell>
          <table:table-cell table:style-name="ce17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8];[$legenda.$A$2:.$K$20];2;0)" office:value-type="float" office:value="17" calcext:value-type="float">
            <text:p>17</text:p>
          </table:table-cell>
          <table:table-cell table:style-name="ce18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1" calcext:value-type="float">
            <text:p>31781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40332" calcext:value-type="float">
            <text:p>2440332</text:p>
          </table:table-cell>
          <table:table-cell table:style-name="ce17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89];[$legenda.$A$2:.$K$20];2;0)" office:value-type="float" office:value="17" calcext:value-type="float">
            <text:p>17</text:p>
          </table:table-cell>
          <table:table-cell table:style-name="ce18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2" calcext:value-type="float">
            <text:p>31781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35" calcext:value-type="float">
            <text:p>235</text:p>
          </table:table-cell>
          <table:table-cell table:style-name="ce17" table:formula="of:=VLOOKUP([.C90];[$legenda.$A$2:.$K$20];3;0)&amp;&quot;(&quot;&amp;[.K90]&amp;&quot; &quot;&amp;[.L90]&amp;&quot; &quot;&amp;[.M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0];[$legenda.$A$2:.$K$20];2;0)" office:value-type="float" office:value="17" calcext:value-type="float">
            <text:p>17</text:p>
          </table:table-cell>
          <table:table-cell table:style-name="ce18" table:formula="of:=IF(VLOOKUP([.$C90];[$legenda.$A$2:.$K$20];9;0)&lt;&gt;&quot;vazio&quot;;VLOOKUP([.$C90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0];[$legenda.$A$2:.$K$20];7;0)&lt;&gt;&quot;vazio&quot;;VLOOKUP([.$C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3" calcext:value-type="float">
            <text:p>31781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740090" calcext:value-type="float">
            <text:p>1740090</text:p>
          </table:table-cell>
          <table:table-cell table:style-name="ce17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1];[$legenda.$A$2:.$K$20];2;0)" office:value-type="float" office:value="17" calcext:value-type="float">
            <text:p>17</text:p>
          </table:table-cell>
          <table:table-cell table:style-name="ce18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4" calcext:value-type="float">
            <text:p>31781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7" table:formula="of:=VLOOKUP([.C92];[$legenda.$A$2:.$K$20];3;0)&amp;&quot;(&quot;&amp;[.K92]&amp;&quot; &quot;&amp;[.L92]&amp;&quot; &quot;&amp;[.M92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92];[$legenda.$A$2:.$K$20];2;0)" office:value-type="float" office:value="9" calcext:value-type="float">
            <text:p>9</text:p>
          </table:table-cell>
          <table:table-cell table:style-name="ce18" table:formula="of:=IF(VLOOKUP([.$C92];[$legenda.$A$2:.$K$20];9;0)&lt;&gt;&quot;vazio&quot;;VLOOKUP([.$C92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92];[$legenda.$A$2:.$K$20];10;0)&lt;&gt;&quot;vazio&quot;;VLOOKUP([.$C92];[$legenda.$A$2:.$K$20];10;0);&quot;&quot;)" office:value-type="string" office:string-value="posX" calcext:value-type="string">
            <text:p>posX</text:p>
          </table:table-cell>
          <table:table-cell table:style-name="ce18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2];[$legenda.$A$2:.$K$20];7;0)&lt;&gt;&quot;vazio&quot;;VLOOKUP([.$C9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15" calcext:value-type="float">
            <text:p>31781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250324" calcext:value-type="float">
            <text:p>7250324</text:p>
          </table:table-cell>
          <table:table-cell table:style-name="ce17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3];[$legenda.$A$2:.$K$20];2;0)" office:value-type="float" office:value="17" calcext:value-type="float">
            <text:p>17</text:p>
          </table:table-cell>
          <table:table-cell table:style-name="ce18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6" calcext:value-type="float">
            <text:p>31781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10158" calcext:value-type="float">
            <text:p>1010158</text:p>
          </table:table-cell>
          <table:table-cell table:style-name="ce17" table:formula="of:=VLOOKUP([.C94];[$legenda.$A$2:.$K$20];3;0)&amp;&quot;(&quot;&amp;[.K94]&amp;&quot; &quot;&amp;[.L94]&amp;&quot; &quot;&amp;[.M9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8" table:formula="of:=VLOOKUP([.$C94];[$legenda.$A$2:.$K$20];2;0)" office:value-type="float" office:value="16" calcext:value-type="float">
            <text:p>16</text:p>
          </table:table-cell>
          <table:table-cell table:style-name="ce18" table:formula="of:=IF(VLOOKUP([.$C94];[$legenda.$A$2:.$K$20];9;0)&lt;&gt;&quot;vazio&quot;;VLOOKUP([.$C94];[$legenda.$A$2:.$K$20];9;0);&quot;&quot;)" office:value-type="string" office:string-value="id-inseto1" calcext:value-type="string">
            <text:p>id-inseto1</text:p>
          </table:table-cell>
          <table:table-cell table:style-name="ce18" table:formula="of:=IF(VLOOKUP([.$C94];[$legenda.$A$2:.$K$20];10;0)&lt;&gt;&quot;vazio&quot;;VLOOKUP([.$C94];[$legenda.$A$2:.$K$20];10;0);&quot;&quot;)" office:value-type="string" office:string-value="id-inseto2 " calcext:value-type="string">
            <text:p>id-inseto2 </text:p>
          </table:table-cell>
          <table:table-cell table:style-name="ce18" table:formula="of:=IF(VLOOKUP([.$C94];[$legenda.$A$2:.$K$20];11;0)&lt;&gt;&quot;vazio&quot;;VLOOKUP([.$C94];[$legenda.$A$2:.$K$20];11;0);&quot;&quot;)" office:value-type="string" office:string-value="pos" calcext:value-type="string">
            <text:p>pos</text:p>
          </table:table-cell>
          <table:table-cell table:style-name="ce18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17" calcext:value-type="float">
            <text:p>31781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20153" calcext:value-type="float">
            <text:p>1020153</text:p>
          </table:table-cell>
          <table:table-cell table:style-name="ce17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5];[$legenda.$A$2:.$K$20];2;0)" office:value-type="float" office:value="17" calcext:value-type="float">
            <text:p>17</text:p>
          </table:table-cell>
          <table:table-cell table:style-name="ce18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8" calcext:value-type="float">
            <text:p>31781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00132" calcext:value-type="float">
            <text:p>800132</text:p>
          </table:table-cell>
          <table:table-cell table:style-name="ce17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6];[$legenda.$A$2:.$K$20];2;0)" office:value-type="float" office:value="17" calcext:value-type="float">
            <text:p>17</text:p>
          </table:table-cell>
          <table:table-cell table:style-name="ce18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19" calcext:value-type="float">
            <text:p>31781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68" calcext:value-type="float">
            <text:p>268</text:p>
          </table:table-cell>
          <table:table-cell table:style-name="ce17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7];[$legenda.$A$2:.$K$20];2;0)" office:value-type="float" office:value="17" calcext:value-type="float">
            <text:p>17</text:p>
          </table:table-cell>
          <table:table-cell table:style-name="ce18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0" calcext:value-type="float">
            <text:p>31782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680255" calcext:value-type="float">
            <text:p>7680255</text:p>
          </table:table-cell>
          <table:table-cell table:style-name="ce17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8];[$legenda.$A$2:.$K$20];2;0)" office:value-type="float" office:value="17" calcext:value-type="float">
            <text:p>17</text:p>
          </table:table-cell>
          <table:table-cell table:style-name="ce18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1" calcext:value-type="float">
            <text:p>31782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99];[$legenda.$A$2:.$K$20];2;0)" office:value-type="float" office:value="17" calcext:value-type="float">
            <text:p>17</text:p>
          </table:table-cell>
          <table:table-cell table:style-name="ce18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2" calcext:value-type="float">
            <text:p>31782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2" calcext:value-type="float">
            <text:p>42</text:p>
          </table:table-cell>
          <table:table-cell table:style-name="ce17" table:formula="of:=VLOOKUP([.C100];[$legenda.$A$2:.$K$20];3;0)&amp;&quot;(&quot;&amp;[.K100]&amp;&quot; &quot;&amp;[.L100]&amp;&quot; &quot;&amp;[.M1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00];[$legenda.$A$2:.$K$20];2;0)" office:value-type="float" office:value="18" calcext:value-type="float">
            <text:p>18</text:p>
          </table:table-cell>
          <table:table-cell table:style-name="ce18" table:formula="of:=IF(VLOOKUP([.$C100];[$legenda.$A$2:.$K$20];9;0)&lt;&gt;&quot;vazio&quot;;VLOOKUP([.$C100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0];[$legenda.$A$2:.$K$20];7;0)&lt;&gt;&quot;vazio&quot;;VLOOKUP([.$C1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3" calcext:value-type="float">
            <text:p>31782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10041" calcext:value-type="float">
            <text:p>710041</text:p>
          </table:table-cell>
          <table:table-cell table:style-name="ce17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1];[$legenda.$A$2:.$K$20];2;0)" office:value-type="float" office:value="17" calcext:value-type="float">
            <text:p>17</text:p>
          </table:table-cell>
          <table:table-cell table:style-name="ce18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4" calcext:value-type="float">
            <text:p>31782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7" table:formula="of:=VLOOKUP([.C102];[$legenda.$A$2:.$K$20];3;0)&amp;&quot;(&quot;&amp;[.K102]&amp;&quot; &quot;&amp;[.L102]&amp;&quot; &quot;&amp;[.M102]&amp;&quot;)&quot;" office:value-type="string" office:string-value="Plantar(id-planta posX posY)" calcext:value-type="string">
            <text:p>Plantar(id-planta posX posY)</text:p>
          </table:table-cell>
          <table:table-cell table:style-name="ce18" table:formula="of:=VLOOKUP([.$C102];[$legenda.$A$2:.$K$20];2;0)" office:value-type="float" office:value="9" calcext:value-type="float">
            <text:p>9</text:p>
          </table:table-cell>
          <table:table-cell table:style-name="ce18" table:formula="of:=IF(VLOOKUP([.$C102];[$legenda.$A$2:.$K$20];9;0)&lt;&gt;&quot;vazio&quot;;VLOOKUP([.$C102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102];[$legenda.$A$2:.$K$20];10;0)&lt;&gt;&quot;vazio&quot;;VLOOKUP([.$C102];[$legenda.$A$2:.$K$20];10;0);&quot;&quot;)" office:value-type="string" office:string-value="posX" calcext:value-type="string">
            <text:p>posX</text:p>
          </table:table-cell>
          <table:table-cell table:style-name="ce18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2];[$legenda.$A$2:.$K$20];7;0)&lt;&gt;&quot;vazio&quot;;VLOOKUP([.$C1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25" calcext:value-type="float">
            <text:p>31782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940116" calcext:value-type="float">
            <text:p>4940116</text:p>
          </table:table-cell>
          <table:table-cell table:style-name="ce17" table:formula="of:=VLOOKUP([.C103];[$legenda.$A$2:.$K$20];3;0)&amp;&quot;(&quot;&amp;[.K103]&amp;&quot; &quot;&amp;[.L103]&amp;&quot; &quot;&amp;[.M103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8" table:formula="of:=VLOOKUP([.$C103];[$legenda.$A$2:.$K$20];2;0)" office:value-type="float" office:value="16" calcext:value-type="float">
            <text:p>16</text:p>
          </table:table-cell>
          <table:table-cell table:style-name="ce18" table:formula="of:=IF(VLOOKUP([.$C103];[$legenda.$A$2:.$K$20];9;0)&lt;&gt;&quot;vazio&quot;;VLOOKUP([.$C103];[$legenda.$A$2:.$K$20];9;0);&quot;&quot;)" office:value-type="string" office:string-value="id-inseto1" calcext:value-type="string">
            <text:p>id-inseto1</text:p>
          </table:table-cell>
          <table:table-cell table:style-name="ce18" table:formula="of:=IF(VLOOKUP([.$C103];[$legenda.$A$2:.$K$20];10;0)&lt;&gt;&quot;vazio&quot;;VLOOKUP([.$C103];[$legenda.$A$2:.$K$20];10;0);&quot;&quot;)" office:value-type="string" office:string-value="id-inseto2 " calcext:value-type="string">
            <text:p>id-inseto2 </text:p>
          </table:table-cell>
          <table:table-cell table:style-name="ce18" table:formula="of:=IF(VLOOKUP([.$C103];[$legenda.$A$2:.$K$20];11;0)&lt;&gt;&quot;vazio&quot;;VLOOKUP([.$C103];[$legenda.$A$2:.$K$20];11;0);&quot;&quot;)" office:value-type="string" office:string-value="pos" calcext:value-type="string">
            <text:p>pos</text:p>
          </table:table-cell>
          <table:table-cell table:style-name="ce18" table:formula="of:=IF(VLOOKUP([.$C103];[$legenda.$A$2:.$K$20];7;0)&lt;&gt;&quot;vazio&quot;;VLOOKUP([.$C10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6" calcext:value-type="float">
            <text:p>31782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20" calcext:value-type="float">
            <text:p>120</text:p>
          </table:table-cell>
          <table:table-cell table:style-name="ce17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4];[$legenda.$A$2:.$K$20];2;0)" office:value-type="float" office:value="17" calcext:value-type="float">
            <text:p>17</text:p>
          </table:table-cell>
          <table:table-cell table:style-name="ce18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7" calcext:value-type="float">
            <text:p>31782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520344" calcext:value-type="float">
            <text:p>3520344</text:p>
          </table:table-cell>
          <table:table-cell table:style-name="ce17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5];[$legenda.$A$2:.$K$20];2;0)" office:value-type="float" office:value="17" calcext:value-type="float">
            <text:p>17</text:p>
          </table:table-cell>
          <table:table-cell table:style-name="ce18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28" calcext:value-type="float">
            <text:p>31782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4" calcext:value-type="float">
            <text:p>64</text:p>
          </table:table-cell>
          <table:table-cell table:style-name="ce17" table:formula="of:=VLOOKUP([.C106];[$legenda.$A$2:.$K$20];3;0)&amp;&quot;(&quot;&amp;[.K106]&amp;&quot; &quot;&amp;[.L106]&amp;&quot; &quot;&amp;[.M10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8" table:formula="of:=VLOOKUP([.$C106];[$legenda.$A$2:.$K$20];2;0)" office:value-type="float" office:value="18" calcext:value-type="float">
            <text:p>18</text:p>
          </table:table-cell>
          <table:table-cell table:style-name="ce18" table:formula="of:=IF(VLOOKUP([.$C106];[$legenda.$A$2:.$K$20];9;0)&lt;&gt;&quot;vazio&quot;;VLOOKUP([.$C106];[$legenda.$A$2:.$K$20];9;0);&quot;&quot;)" office:value-type="string" office:string-value="id-obj" calcext:value-type="string">
            <text:p>id-obj</text:p>
          </table:table-cell>
          <table:table-cell table:style-name="ce18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6];[$legenda.$A$2:.$K$20];7;0)&lt;&gt;&quot;vazio&quot;;VLOOKUP([.$C10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29" calcext:value-type="float">
            <text:p>31782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20065" calcext:value-type="float">
            <text:p>5320065</text:p>
          </table:table-cell>
          <table:table-cell table:style-name="ce17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7];[$legenda.$A$2:.$K$20];2;0)" office:value-type="float" office:value="17" calcext:value-type="float">
            <text:p>17</text:p>
          </table:table-cell>
          <table:table-cell table:style-name="ce18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0" calcext:value-type="float">
            <text:p>31783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75" calcext:value-type="float">
            <text:p>75</text:p>
          </table:table-cell>
          <table:table-cell table:style-name="ce17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8];[$legenda.$A$2:.$K$20];2;0)" office:value-type="float" office:value="17" calcext:value-type="float">
            <text:p>17</text:p>
          </table:table-cell>
          <table:table-cell table:style-name="ce18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1" calcext:value-type="float">
            <text:p>31783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320083" calcext:value-type="float">
            <text:p>5320083</text:p>
          </table:table-cell>
          <table:table-cell table:style-name="ce17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09];[$legenda.$A$2:.$K$20];2;0)" office:value-type="float" office:value="17" calcext:value-type="float">
            <text:p>17</text:p>
          </table:table-cell>
          <table:table-cell table:style-name="ce18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2" calcext:value-type="float">
            <text:p>31783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7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0];[$legenda.$A$2:.$K$20];2;0)" office:value-type="float" office:value="17" calcext:value-type="float">
            <text:p>17</text:p>
          </table:table-cell>
          <table:table-cell table:style-name="ce18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3" calcext:value-type="float">
            <text:p>31783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150063" calcext:value-type="float">
            <text:p>8150063</text:p>
          </table:table-cell>
          <table:table-cell table:style-name="ce17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1];[$legenda.$A$2:.$K$20];2;0)" office:value-type="float" office:value="17" calcext:value-type="float">
            <text:p>17</text:p>
          </table:table-cell>
          <table:table-cell table:style-name="ce18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4" calcext:value-type="float">
            <text:p>31783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formula="of:=VLOOKUP([.C112];[$legenda.$A$2:.$K$20];3;0)&amp;&quot;(&quot;&amp;[.K112]&amp;&quot; &quot;&amp;[.L112]&amp;&quot; &quot;&amp;[.M112]&amp;&quot;)&quot;" office:value-type="string" office:string-value="Morte(id-inseto  )" calcext:value-type="string">
            <text:p>Morte(id-inseto <text:s/>)</text:p>
          </table:table-cell>
          <table:table-cell table:style-name="ce18" table:formula="of:=VLOOKUP([.$C112];[$legenda.$A$2:.$K$20];2;0)" office:value-type="float" office:value="14" calcext:value-type="float">
            <text:p>14</text:p>
          </table:table-cell>
          <table:table-cell table:style-name="ce18" table:formula="of:=IF(VLOOKUP([.$C112];[$legenda.$A$2:.$K$20];9;0)&lt;&gt;&quot;vazio&quot;;VLOOKUP([.$C112];[$legenda.$A$2:.$K$20];9;0);&quot;&quot;)" office:value-type="string" office:string-value="id-inseto" calcext:value-type="string">
            <text:p>id-inseto</text:p>
          </table:table-cell>
          <table:table-cell table:style-name="ce18" table:formula="of:=IF(VLOOKUP([.$C112];[$legenda.$A$2:.$K$20];10;0)&lt;&gt;&quot;vazio&quot;;VLOOKUP([.$C112];[$legenda.$A$2:.$K$20];10;0);&quot;&quot;)">
            <text:p/>
          </table:table-cell>
          <table:table-cell table:style-name="ce18" table:formula="of:=IF(VLOOKUP([.$C112];[$legenda.$A$2:.$K$20];11;0)&lt;&gt;&quot;vazio&quot;;VLOOKUP([.$C112];[$legenda.$A$2:.$K$20];11;0);&quot;&quot;)">
            <text:p/>
          </table:table-cell>
          <table:table-cell table:style-name="ce18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17835" calcext:value-type="float">
            <text:p>317835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7" table:formula="of:=VLOOKUP([.C113];[$legenda.$A$2:.$K$20];3;0)&amp;&quot;(&quot;&amp;[.K113]&amp;&quot; &quot;&amp;[.L113]&amp;&quot; &quot;&amp;[.M1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8" table:formula="of:=VLOOKUP([.$C113];[$legenda.$A$2:.$K$20];2;0)" office:value-type="string" office:string-value="9.1" calcext:value-type="string">
            <text:p>9.1</text:p>
          </table:table-cell>
          <table:table-cell table:style-name="ce18" table:formula="of:=IF(VLOOKUP([.$C113];[$legenda.$A$2:.$K$20];9;0)&lt;&gt;&quot;vazio&quot;;VLOOKUP([.$C113];[$legenda.$A$2:.$K$20];9;0);&quot;&quot;)" office:value-type="string" office:string-value="id-planta" calcext:value-type="string">
            <text:p>id-planta</text:p>
          </table:table-cell>
          <table:table-cell table:style-name="ce18" table:formula="of:=IF(VLOOKUP([.$C113];[$legenda.$A$2:.$K$20];10;0)&lt;&gt;&quot;vazio&quot;;VLOOKUP([.$C113];[$legenda.$A$2:.$K$20];10;0);&quot;&quot;)" office:value-type="string" office:string-value="posX" calcext:value-type="string">
            <text:p>posX</text:p>
          </table:table-cell>
          <table:table-cell table:style-name="ce18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3];[$legenda.$A$2:.$K$20];7;0)&lt;&gt;&quot;vazio&quot;;VLOOKUP([.$C1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7836" calcext:value-type="float">
            <text:p>317836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250196" calcext:value-type="float">
            <text:p>3250196</text:p>
          </table:table-cell>
          <table:table-cell table:style-name="ce17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4];[$legenda.$A$2:.$K$20];2;0)" office:value-type="float" office:value="17" calcext:value-type="float">
            <text:p>17</text:p>
          </table:table-cell>
          <table:table-cell table:style-name="ce18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7" calcext:value-type="float">
            <text:p>317837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302" calcext:value-type="float">
            <text:p>302</text:p>
          </table:table-cell>
          <table:table-cell table:style-name="ce17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5];[$legenda.$A$2:.$K$20];2;0)" office:value-type="float" office:value="17" calcext:value-type="float">
            <text:p>17</text:p>
          </table:table-cell>
          <table:table-cell table:style-name="ce18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8" calcext:value-type="float">
            <text:p>317838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10261" calcext:value-type="float">
            <text:p>6410261</text:p>
          </table:table-cell>
          <table:table-cell table:style-name="ce17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6];[$legenda.$A$2:.$K$20];2;0)" office:value-type="float" office:value="17" calcext:value-type="float">
            <text:p>17</text:p>
          </table:table-cell>
          <table:table-cell table:style-name="ce18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39" calcext:value-type="float">
            <text:p>317839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90266" calcext:value-type="float">
            <text:p>6490266</text:p>
          </table:table-cell>
          <table:table-cell table:style-name="ce17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7];[$legenda.$A$2:.$K$20];2;0)" office:value-type="float" office:value="17" calcext:value-type="float">
            <text:p>17</text:p>
          </table:table-cell>
          <table:table-cell table:style-name="ce18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0" calcext:value-type="float">
            <text:p>317840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560268" calcext:value-type="float">
            <text:p>6560268</text:p>
          </table:table-cell>
          <table:table-cell table:style-name="ce17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8];[$legenda.$A$2:.$K$20];2;0)" office:value-type="float" office:value="17" calcext:value-type="float">
            <text:p>17</text:p>
          </table:table-cell>
          <table:table-cell table:style-name="ce18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1" calcext:value-type="float">
            <text:p>317841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268" calcext:value-type="float">
            <text:p>268</text:p>
          </table:table-cell>
          <table:table-cell table:style-name="ce17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19];[$legenda.$A$2:.$K$20];2;0)" office:value-type="float" office:value="17" calcext:value-type="float">
            <text:p>17</text:p>
          </table:table-cell>
          <table:table-cell table:style-name="ce18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2" calcext:value-type="float">
            <text:p>317842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2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6" calcext:value-type="float">
            <text:p>376</text:p>
          </table:table-cell>
          <table:table-cell table:style-name="ce17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8" table:formula="of:=VLOOKUP([.$C120];[$legenda.$A$2:.$K$20];2;0)" office:value-type="float" office:value="17" calcext:value-type="float">
            <text:p>17</text:p>
          </table:table-cell>
          <table:table-cell table:style-name="ce18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8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8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8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7843" calcext:value-type="float">
            <text:p>317843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17" table:formula="of:=VLOOKUP([.C121];[$legenda.$A$2:.$K$20];3;0)&amp;&quot;(&quot;&amp;[.K121]&amp;&quot; &quot;&amp;[.L121]&amp;&quot; &quot;&amp;[.M121]&amp;&quot;)&quot;" office:value-type="string" office:string-value="Multa (  valor multa)" calcext:value-type="string">
            <text:p>Multa ( <text:s/>valor multa)</text:p>
          </table:table-cell>
          <table:table-cell table:style-name="ce18" table:formula="of:=VLOOKUP([.$C121];[$legenda.$A$2:.$K$20];2;0)" office:value-type="float" office:value="13" calcext:value-type="float">
            <text:p>13</text:p>
          </table:table-cell>
          <table:table-cell table:style-name="ce18" table:formula="of:=IF(VLOOKUP([.$C121];[$legenda.$A$2:.$K$20];9;0)&lt;&gt;&quot;vazio&quot;;VLOOKUP([.$C121];[$legenda.$A$2:.$K$20];9;0);&quot;&quot;)">
            <text:p/>
          </table:table-cell>
          <table:table-cell table:style-name="ce18" table:formula="of:=IF(VLOOKUP([.$C121];[$legenda.$A$2:.$K$20];10;0)&lt;&gt;&quot;vazio&quot;;VLOOKUP([.$C121];[$legenda.$A$2:.$K$20];10;0);&quot;&quot;)">
            <text:p/>
          </table:table-cell>
          <table:table-cell table:style-name="ce18" table:formula="of:=IF(VLOOKUP([.$C121];[$legenda.$A$2:.$K$20];11;0)&lt;&gt;&quot;vazio&quot;;VLOOKUP([.$C121];[$legenda.$A$2:.$K$20];11;0);&quot;&quot;)" office:value-type="string" office:string-value="valor multa" calcext:value-type="string">
            <text:p>valor multa</text:p>
          </table:table-cell>
          <table:table-cell table:style-name="ce18" table:formula="of:=IF(VLOOKUP([.$C121];[$legenda.$A$2:.$K$20];7;0)&lt;&gt;&quot;vazio&quot;;VLOOKUP([.$C121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17844" calcext:value-type="float">
            <text:p>317844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string" calcext:value-type="string">
            <text:p>game over</text:p>
          </table:table-cell>
          <table:table-cell table:style-name="ce3"/>
          <table:table-cell table:style-name="ce4" office:value-type="float" office:value="84" calcext:value-type="float">
            <text:p>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7" table:formula="of:=VLOOKUP([.C122];[$legenda.$A$2:.$K$20];3;0)&amp;&quot;(&quot;&amp;[.K122]&amp;&quot; &quot;&amp;[.L122]&amp;&quot; &quot;&amp;[.M122]&amp;&quot;)&quot;" office:value-type="string" office:string-value="FimDeJogo(  )" calcext:value-type="string">
            <text:p>FimDeJogo( <text:s/>)</text:p>
          </table:table-cell>
          <table:table-cell table:style-name="ce18" table:formula="of:=VLOOKUP([.$C122];[$legenda.$A$2:.$K$20];2;0)" office:value-type="float" office:value="1" calcext:value-type="float">
            <text:p>1</text:p>
          </table:table-cell>
          <table:table-cell table:style-name="ce18" table:formula="of:=IF(VLOOKUP([.$C122];[$legenda.$A$2:.$K$20];9;0)&lt;&gt;&quot;vazio&quot;;VLOOKUP([.$C122];[$legenda.$A$2:.$K$20];9;0);&quot;&quot;)">
            <text:p/>
          </table:table-cell>
          <table:table-cell table:style-name="ce18" table:formula="of:=IF(VLOOKUP([.$C122];[$legenda.$A$2:.$K$20];10;0)&lt;&gt;&quot;vazio&quot;;VLOOKUP([.$C122];[$legenda.$A$2:.$K$20];10;0);&quot;&quot;)">
            <text:p/>
          </table:table-cell>
          <table:table-cell table:style-name="ce18" table:formula="of:=IF(VLOOKUP([.$C122];[$legenda.$A$2:.$K$20];11;0)&lt;&gt;&quot;vazio&quot;;VLOOKUP([.$C122];[$legenda.$A$2:.$K$20];11;0);&quot;&quot;)">
            <text:p/>
          </table:table-cell>
          <table:table-cell table:style-name="ce18" table:formula="of:=IF(VLOOKUP([.$C122];[$legenda.$A$2:.$K$20];7;0)&lt;&gt;&quot;vazio&quot;;VLOOKUP([.$C122];[$legenda.$A$2:.$K$20];7;0);&quot;&quot;)">
            <text:p/>
          </table:table-cell>
          <table:table-cell table:number-columns-repeated="50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office:forms form:automatic-focus="false" form:apply-design-mode="false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Evento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ess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<text:s text:c="2"/>agent <text:s/></text:p>
          </table:table-cell>
          <table:table-cell table:style-name="ce9" office:value-type="string" calcext:value-type="string">
            <text:p><text:s/>time <text:s/></text:p>
          </table:table-cell>
          <table:table-cell table:style-name="ce9" office:value-type="string" calcext:value-type="string">
            <text:p><text:s/>attr1</text:p>
          </table:table-cell>
          <table:table-cell table:style-name="ce9" office:value-type="string" calcext:value-type="string">
            <text:p><text:s/>attr2 </text:p>
          </table:table-cell>
          <table:table-cell table:style-name="ce9" office:value-type="string" calcext:value-type="string">
            <text:p><text:s/>attr3</text:p>
          </table:table-cell>
          <table:table-cell table:style-name="ce20" table:number-columns-repeated="15"/>
          <table:table-cell table:number-columns-repeated="38"/>
        </table:table-row>
        <table:table-row table:style-name="ro1">
          <table:table-cell table:style-name="ce17" office:value-type="string" calcext:value-type="string">
            <text:p>game over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string" calcext:value-type="string">
            <text:p>FimDeJog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game over</text:p>
          </table:table-cell>
          <table:table-cell table:style-name="ce17" office:value-type="string" calcext:value-type="string">
            <text:p>vazio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3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eta lancada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string" calcext:value-type="string">
            <text:p>LancamentoDeMeta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eta lancada</text:p>
          </table:table-cell>
          <table:table-cell table:style-name="ce17" office:value-type="string" calcext:value-type="string">
            <text:p>planta sortead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quantidade da meta</text:p>
          </table:table-cell>
          <table:table-cell table:style-name="ce17" office:value-type="string" calcext:value-type="string">
            <text:p>tempo de duração da meta</text:p>
          </table:table-cell>
          <table:table-cell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igracao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string" calcext:value-type="string">
            <text:p>MigracaoDePraga 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igracao</text:p>
          </table:table-cell>
          <table:table-cell table:style-name="ce17" office:value-type="string" calcext:value-type="string">
            <text:p>tipo de prag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quantidade de pragas</text:p>
          </table:table-cell>
          <table:table-cell table:number-columns-repeated="2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jogo finalizado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JogoEncerrad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jogo finalizado</text:p>
          </table:table-cell>
          <table:table-cell table:style-name="ce17" office:value-type="string" calcext:value-type="string">
            <text:p>vazio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3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grafico aberto</text:p>
          </table:table-cell>
          <table:table-cell table:style-name="ce18" office:value-type="float" office:value="5" calcext:value-type="float">
            <text:p>5</text:p>
          </table:table-cell>
          <table:table-cell table:style-name="ce17" office:value-type="string" calcext:value-type="string">
            <text:p>GraficoAbert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grafico aberto</text:p>
          </table:table-cell>
          <table:table-cell table:style-name="ce17" office:value-type="string" calcext:value-type="string">
            <text:p>vazio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3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info aberta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string" calcext:value-type="string">
            <text:p>InfoAberta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info aberta</text:p>
          </table:table-cell>
          <table:table-cell table:style-name="ce17" office:value-type="string" calcext:value-type="string">
            <text:p>vazio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3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colher</text:p>
          </table:table-cell>
          <table:table-cell table:style-name="ce18" office:value-type="float" office:value="7" calcext:value-type="float">
            <text:p>7</text:p>
          </table:table-cell>
          <table:table-cell table:style-name="ce17" office:value-type="string" calcext:value-type="string">
            <text:p>Colh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colher</text:p>
          </table:table-cell>
          <table:table-cell table:style-name="ce17" office:value-type="string" calcext:value-type="string">
            <text:p>tipo de plant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planta</text:p>
          </table:table-cell>
          <table:table-cell table:number-columns-repeated="2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emover predador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RemoverPredado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remover predador</text:p>
          </table:table-cell>
          <table:table-cell table:style-name="ce17" office:value-type="string" calcext:value-type="string">
            <text:p>tipo de predador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predador</text:p>
          </table:table-cell>
          <table:table-cell table:number-columns-repeated="2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plantar</text:p>
          </table:table-cell>
          <table:table-cell table:style-name="ce18" office:value-type="float" office:value="9" calcext:value-type="float">
            <text:p>9</text:p>
          </table:table-cell>
          <table:table-cell table:style-name="ce17" office:value-type="string" calcext:value-type="string">
            <text:p>Planta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plantar</text:p>
          </table:table-cell>
          <table:table-cell table:style-name="ce17" office:value-type="string" calcext:value-type="string">
            <text:p>tipo de plant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planta</text:p>
          </table:table-cell>
          <table:table-cell table:style-name="ce17" office:value-type="string" calcext:value-type="string">
            <text:p>posX</text:p>
          </table:table-cell>
          <table:table-cell table:style-name="ce17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desenvolvimento</text:p>
          </table:table-cell>
          <table:table-cell table:style-name="ce18" office:value-type="string" calcext:value-type="string">
            <text:p>9.1</text:p>
          </table:table-cell>
          <table:table-cell table:style-name="ce17" office:value-type="string" calcext:value-type="string">
            <text:p>Desenvolviment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desenvolvimento</text:p>
          </table:table-cell>
          <table:table-cell table:style-name="ce17" office:value-type="string" calcext:value-type="string">
            <text:p>tipo de plant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planta</text:p>
          </table:table-cell>
          <table:table-cell table:style-name="ce17" office:value-type="string" calcext:value-type="string">
            <text:p>posX</text:p>
          </table:table-cell>
          <table:table-cell table:style-name="ce17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inserir predador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InserirPredador 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inserir predador</text:p>
          </table:table-cell>
          <table:table-cell table:style-name="ce17" office:value-type="string" calcext:value-type="string">
            <text:p>tipo de predador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3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eta cumprida</text:p>
          </table:table-cell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MetaCumprida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eta cumprida</text:p>
          </table:table-cell>
          <table:table-cell table:style-name="ce17" office:value-type="string" calcext:value-type="string">
            <text:p>tipo de plant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quantidade da meta</text:p>
          </table:table-cell>
          <table:table-cell table:style-name="ce17" office:value-type="string" calcext:value-type="string">
            <text:p>tempo da meta</text:p>
          </table:table-cell>
          <table:table-cell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eta nao cumprida</text:p>
          </table:table-cell>
          <table:table-cell table:style-name="ce18" office:value-type="float" office:value="12" calcext:value-type="float">
            <text:p>12</text:p>
          </table:table-cell>
          <table:table-cell table:style-name="ce17" office:value-type="string" calcext:value-type="string">
            <text:p>MetaNaoCumprida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eta nao cumprida</text:p>
          </table:table-cell>
          <table:table-cell table:style-name="ce17" office:value-type="string" calcext:value-type="string">
            <text:p>tipo de planta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quantidade da meta</text:p>
          </table:table-cell>
          <table:table-cell table:style-name="ce17" office:value-type="string" calcext:value-type="string">
            <text:p>tempo da meta</text:p>
          </table:table-cell>
          <table:table-cell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ulta</text:p>
          </table:table-cell>
          <table:table-cell table:style-name="ce18" office:value-type="float" office:value="13" calcext:value-type="float">
            <text:p>13</text:p>
          </table:table-cell>
          <table:table-cell table:style-name="ce17" office:value-type="string" calcext:value-type="string">
            <text:p>Multa 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ulta</text:p>
          </table:table-cell>
          <table:table-cell table:style-name="ce17" office:value-type="string" calcext:value-type="string">
            <text:p>vazio</text:p>
          </table:table-cell>
          <table:table-cell table:style-name="ce17" office:value-type="string" calcext:value-type="string">
            <text:p>tempo de jogo</text:p>
          </table:table-cell>
          <table:table-cell table:number-columns-repeated="2" table:style-name="ce17" office:value-type="string" calcext:value-type="string">
            <text:p>vazio</text:p>
          </table:table-cell>
          <table:table-cell table:style-name="ce17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morte</text:p>
          </table:table-cell>
          <table:table-cell table:style-name="ce18" office:value-type="float" office:value="14" calcext:value-type="float">
            <text:p>14</text:p>
          </table:table-cell>
          <table:table-cell table:style-name="ce17" office:value-type="string" calcext:value-type="string">
            <text:p>Mort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morte</text:p>
          </table:table-cell>
          <table:table-cell table:style-name="ce17" office:value-type="string" calcext:value-type="string">
            <text:p>tipo de inseto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inseto</text:p>
          </table:table-cell>
          <table:table-cell table:number-columns-repeated="2" table:style-name="ce17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predacao</text:p>
          </table:table-cell>
          <table:table-cell table:style-name="ce18" office:value-type="float" office:value="15" calcext:value-type="float">
            <text:p>15</text:p>
          </table:table-cell>
          <table:table-cell table:style-name="ce17" office:value-type="string" calcext:value-type="string">
            <text:p>Predaca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predacao</text:p>
          </table:table-cell>
          <table:table-cell table:style-name="ce17" office:value-type="string" calcext:value-type="string">
            <text:p>agente predado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predador</text:p>
          </table:table-cell>
          <table:table-cell table:style-name="ce17" office:value-type="string" calcext:value-type="string">
            <text:p>id-presa </text:p>
          </table:table-cell>
          <table:table-cell table:style-name="ce17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eproducao</text:p>
          </table:table-cell>
          <table:table-cell table:style-name="ce18" office:value-type="float" office:value="16" calcext:value-type="float">
            <text:p>16</text:p>
          </table:table-cell>
          <table:table-cell table:style-name="ce17" office:value-type="string" calcext:value-type="string">
            <text:p>Reproduca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reproducao</text:p>
          </table:table-cell>
          <table:table-cell table:style-name="ce17" office:value-type="string" calcext:value-type="string">
            <text:p>tipo de inseto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inseto1</text:p>
          </table:table-cell>
          <table:table-cell table:style-name="ce17" office:value-type="string" calcext:value-type="string">
            <text:p>id-inseto2 </text:p>
          </table:table-cell>
          <table:table-cell table:style-name="ce17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colisão sem resultado</text:p>
          </table:table-cell>
          <table:table-cell table:style-name="ce18" office:value-type="float" office:value="17" calcext:value-type="float">
            <text:p>17</text:p>
          </table:table-cell>
          <table:table-cell table:style-name="ce17" office:value-type="string" calcext:value-type="string">
            <text:p>ColisaoSemResultad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colisão sem resultado</text:p>
          </table:table-cell>
          <table:table-cell table:style-name="ce17" office:value-type="string" calcext:value-type="string">
            <text:p>id-obj1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obj2</text:p>
          </table:table-cell>
          <table:table-cell table:style-name="ce17" office:value-type="string" calcext:value-type="string">
            <text:p>posX </text:p>
          </table:table-cell>
          <table:table-cell table:style-name="ce17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novo inseto</text:p>
          </table:table-cell>
          <table:table-cell table:style-name="ce18" office:value-type="float" office:value="18" calcext:value-type="float">
            <text:p>18</text:p>
          </table:table-cell>
          <table:table-cell table:style-name="ce17" office:value-type="string" calcext:value-type="string">
            <text:p>NovoInsetoInserido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sessao</text:p>
          </table:table-cell>
          <table:table-cell table:style-name="ce17" office:value-type="string" calcext:value-type="string">
            <text:p>novo inseto</text:p>
          </table:table-cell>
          <table:table-cell table:style-name="ce17" office:value-type="string" calcext:value-type="string">
            <text:p>tipo de inseto</text:p>
          </table:table-cell>
          <table:table-cell table:style-name="ce17" office:value-type="string" calcext:value-type="string">
            <text:p>tempo de jogo</text:p>
          </table:table-cell>
          <table:table-cell table:style-name="ce17" office:value-type="string" calcext:value-type="string">
            <text:p>id-obj</text:p>
          </table:table-cell>
          <table:table-cell table:style-name="ce17" office:value-type="string" calcext:value-type="string">
            <text:p>posX </text:p>
          </table:table-cell>
          <table:table-cell table:style-name="ce17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2:40:53.002235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2T22:44:30.543029220</dc:date>
    <meta:editing-duration>PT4M22S</meta:editing-duration>
    <meta:editing-cycles>2</meta:editing-cycles>
    <meta:document-statistic meta:table-count="2" meta:cell-count="1926" meta:object-count="0"/>
  </office:meta>
</office:document-meta>
</file>